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0374in"/>
    </style:style>
    <style:style style:name="co3" style:family="table-column">
      <style:table-column-properties fo:break-before="auto" style:column-width="2.3598in"/>
    </style:style>
    <style:style style:name="co4" style:family="table-column">
      <style:table-column-properties fo:break-before="auto" style:column-width="8.2374in"/>
    </style:style>
    <style:style style:name="co5" style:family="table-column">
      <style:table-column-properties fo:break-before="auto" style:column-width="3.2445in"/>
    </style:style>
    <style:style style:name="co6" style:family="table-column">
      <style:table-column-properties fo:break-before="auto" style:column-width="3.6272in"/>
    </style:style>
    <style:style style:name="co7" style:family="table-column">
      <style:table-column-properties fo:break-before="auto" style:column-width="2.1193in"/>
    </style:style>
    <style:style style:name="co9" style:family="table-column">
      <style:table-column-properties fo:break-before="auto" style:column-width="7.6583in"/>
    </style:style>
    <style:style style:name="co10" style:family="table-column">
      <style:table-column-properties fo:break-before="auto" style:column-width="7.1665in"/>
    </style:style>
    <style:style style:name="co11" style:family="table-column">
      <style:table-column-properties fo:break-before="auto" style:column-width="0.9827in"/>
    </style:style>
    <style:style style:name="co12" style:family="table-column">
      <style:table-column-properties fo:break-before="auto" style:column-width="3.7472in"/>
    </style:style>
    <style:style style:name="co13" style:family="table-column">
      <style:table-column-properties fo:break-before="auto" style:column-width="2.5236in"/>
    </style:style>
    <style:style style:name="co14" style:family="table-column">
      <style:table-column-properties fo:break-before="auto" style:column-width="2.4138in"/>
    </style:style>
    <style:style style:name="co15" style:family="table-column">
      <style:table-column-properties fo:break-before="auto" style:column-width="1.0925in"/>
    </style:style>
    <style:style style:name="co16" style:family="table-column">
      <style:table-column-properties fo:break-before="auto" style:column-width="1.0484in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number-columns-repeated="6" table:default-cell-style-name="Default"/>
        <table:table-row table:style-name="ro3">
          <table:table-cell office:value-type="string" table:number-columns-spanned="2" table:number-rows-spanned="1">
            <text:p><text:span text:style-name="T1">Project Name <text:s text:c="4"/>:</text:span> In-Flow Inventory</text:p>
          </table:table-cell>
          <table:covered-table-cell/>
          <table:table-cell table:number-columns-repeated="12"/>
        </table:table-row>
        <table:table-row table:style-name="ro3">
          <table:table-cell office:value-type="string" table:number-columns-spanned="2" table:number-rows-spanned="1">
            <text:p><text:span text:style-name="T1">Module Name <text:s text:c="3"/>:</text:span> Purchase Order</text:p>
          </table:table-cell>
          <table:covered-table-cell/>
          <table:table-cell table:number-columns-repeated="12"/>
        </table:table-row>
        <table:table-row table:style-name="ro3">
          <table:table-cell office:value-type="string" table:number-columns-spanned="2" table:number-rows-spanned="1">
            <text:p><text:span text:style-name="T1">Name of Tester <text:s/>:</text:span> Ridhima Joshi</text:p>
          </table:table-cell>
          <table:covered-table-cell/>
          <table:table-cell table:number-columns-repeated="12"/>
        </table:table-row>
        <table:table-row table:style-name="ro3">
          <table:table-cell office:value-type="string" table:number-columns-spanned="2" table:number-rows-spanned="1">
            <text:p><text:span text:style-name="T1">Start Date <text:s text:c="9"/>: </text:span>24/08/2015</text:p>
          </table:table-cell>
          <table:covered-table-cell/>
          <table:table-cell table:number-columns-repeated="12"/>
        </table:table-row>
        <table:table-row table:style-name="ro3">
          <table:table-cell table:style-name="ce1" office:value-type="string" table:number-columns-spanned="2" table:number-rows-spanned="1">
            <text:p>End Date <text:s text:c="10"/>: <text:span text:style-name="T2">28/08/2015</text:span></text:p>
          </table:table-cell>
          <table:covered-table-cell/>
          <table:table-cell table:number-columns-repeated="12"/>
        </table:table-row>
        <table:table-row table:style-name="ro2">
          <table:table-cell table:number-columns-repeated="14"/>
        </table:table-row>
        <table:table-row table:style-name="ro2">
          <table:table-cell table:style-name="ce2" office:value-type="string">
            <text:p>Test Case ID</text:p>
          </table:table-cell>
          <table:table-cell table:style-name="ce2" office:value-type="string">
            <text:p>Test Case Name</text:p>
          </table:table-cell>
          <table:table-cell table:style-name="ce2" office:value-type="string">
            <text:p>Objective</text:p>
          </table:table-cell>
          <table:table-cell table:style-name="ce2" office:value-type="string">
            <text:p>Prerequisite</text:p>
          </table:table-cell>
          <table:table-cell table:style-name="ce2" office:value-type="string">
            <text:p>Steps</text:p>
          </table:table-cell>
          <table:table-cell table:style-name="ce2" office:value-type="string">
            <text:p>Test Data</text:p>
          </table:table-cell>
          <table:table-cell table:style-name="ce2" office:value-type="string">
            <text:p>Expected Result</text:p>
          </table:table-cell>
          <table:table-cell table:style-name="ce2" office:value-type="string">
            <text:p>Actual Result</text:p>
          </table:table-cell>
          <table:table-cell table:style-name="ce2" office:value-type="string">
            <text:p>Status</text:p>
          </table:table-cell>
          <table:table-cell table:number-columns-repeated="5"/>
        </table:table-row>
        <table:table-row table:style-name="ro2">
          <table:table-cell table:number-columns-repeated="14"/>
        </table:table-row>
        <table:table-row table:style-name="ro2">
          <table:table-cell office:value-type="string">
            <text:p>TC 01</text:p>
          </table:table-cell>
          <table:table-cell office:value-type="string">
            <text:p>vendor_edit</text:p>
          </table:table-cell>
          <table:table-cell office:value-type="string">
            <text:p>To check whether the fields are editable or not.</text:p>
          </table:table-cell>
          <table:table-cell office:value-type="string">
            <text:p>1.Purchase order form should be open.</text:p>
          </table:table-cell>
          <table:table-cell office:value-type="string">
            <text:p>1. Enter the data in the fields.</text:p>
          </table:table-cell>
          <table:table-cell office:value-type="string">
            <text:p>Vendor fileld=”abc”</text:p>
          </table:table-cell>
          <table:table-cell office:value-type="string">
            <text:p>The fields should be editable.</text:p>
          </table:table-cell>
          <table:table-cell office:value-type="string">
            <text:p>The field is editable.</text:p>
          </table:table-cell>
          <table:table-cell office:value-type="string">
            <text:p>Pass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2. Fields should be available.</text:p>
          </table:table-cell>
          <table:table-cell table:number-columns-repeated="10"/>
        </table:table-row>
        <table:table-row table:style-name="ro2">
          <table:table-cell table:number-columns-repeated="14"/>
        </table:table-row>
        <table:table-row table:style-name="ro2">
          <table:table-cell office:value-type="string">
            <text:p>TC 02</text:p>
          </table:table-cell>
          <table:table-cell office:value-type="string">
            <text:p>vendor_display_list</text:p>
          </table:table-cell>
          <table:table-cell office:value-type="string">
            <text:p>To check whether the list of created vendors is displayed or not. </text:p>
          </table:table-cell>
          <table:table-cell office:value-type="string">
            <text:p>1. Purchase order form should be open.</text:p>
          </table:table-cell>
          <table:table-cell office:value-type="string">
            <text:p>1.Click on the drop down arrow </text:p>
          </table:table-cell>
          <table:table-cell/>
          <table:table-cell office:value-type="string">
            <text:p>The list of created vendors should be displayed.</text:p>
          </table:table-cell>
          <table:table-cell office:value-type="string">
            <text:p>The list of vendors is displayed.</text:p>
          </table:table-cell>
          <table:table-cell office:value-type="string">
            <text:p>Pass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2.List of vendors should be available.</text:p>
          </table:table-cell>
          <table:table-cell table:number-columns-repeated="10"/>
        </table:table-row>
        <table:table-row table:style-name="ro2">
          <table:table-cell table:number-columns-repeated="14"/>
        </table:table-row>
        <table:table-row table:style-name="ro2">
          <table:table-cell office:value-type="string">
            <text:p>TC 03</text:p>
          </table:table-cell>
          <table:table-cell office:value-type="string">
            <text:p>vendor_details</text:p>
          </table:table-cell>
          <table:table-cell office:value-type="string">
            <text:p>To check whether the details of selected vendor is displayed or not.</text:p>
          </table:table-cell>
          <table:table-cell office:value-type="string">
            <text:p>1. Purchase order form should be open.</text:p>
          </table:table-cell>
          <table:table-cell office:value-type="string">
            <text:p>1.Click on the drop down arrow </text:p>
          </table:table-cell>
          <table:table-cell office:value-type="string">
            <text:p>Vendor fileld=”abc”</text:p>
          </table:table-cell>
          <table:table-cell office:value-type="string">
            <text:p>The details of selected vendor should be displayed.</text:p>
          </table:table-cell>
          <table:table-cell office:value-type="string">
            <text:p>The details of selected vendor is displayed.</text:p>
          </table:table-cell>
          <table:table-cell office:value-type="string">
            <text:p>Pass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2.List of vendors should be available.</text:p>
          </table:table-cell>
          <table:table-cell office:value-type="string">
            <text:p>2. Select the vendor.</text:p>
          </table:table-cell>
          <table:table-cell table:number-columns-repeated="9"/>
        </table:table-row>
        <table:table-row table:style-name="ro2">
          <table:table-cell table:number-columns-repeated="14"/>
        </table:table-row>
        <table:table-row table:style-name="ro2">
          <table:table-cell office:value-type="string">
            <text:p>TC 04</text:p>
          </table:table-cell>
          <table:table-cell office:value-type="string">
            <text:p>vendor_spaces</text:p>
          </table:table-cell>
          <table:table-cell office:value-type="string">
            <text:p>To check whether the field does not accepts only spaces.</text:p>
          </table:table-cell>
          <table:table-cell office:value-type="string">
            <text:p>1. Purchase order form should be open.</text:p>
          </table:table-cell>
          <table:table-cell office:value-type="string">
            <text:p>1. Enter spaces.</text:p>
          </table:table-cell>
          <table:table-cell/>
          <table:table-cell office:value-type="string">
            <text:p>No spaces as characters should be allowed.</text:p>
          </table:table-cell>
          <table:table-cell office:value-type="string">
            <text:p>All characters as spaces are accepted.</text:p>
          </table:table-cell>
          <table:table-cell office:value-type="string">
            <text:p>Fail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2. Fields should be available.</text:p>
          </table:table-cell>
          <table:table-cell table:number-columns-repeated="10"/>
        </table:table-row>
        <table:table-row table:style-name="ro2">
          <table:table-cell table:number-columns-repeated="6"/>
          <table:table-cell office:value-type="string">
            <text:p>The name of the contact person wrt the vendor is displayed.</text:p>
          </table:table-cell>
          <table:table-cell office:value-type="string">
            <text:p>The name of the contact person wrt the vendor is displayed.</text:p>
          </table:table-cell>
          <table:table-cell office:value-type="string">
            <text:p>Pass</text:p>
          </table:table-cell>
          <table:table-cell table:number-columns-repeated="5"/>
        </table:table-row>
        <table:table-row table:style-name="ro2">
          <table:table-cell office:value-type="string">
            <text:p>TC 05</text:p>
          </table:table-cell>
          <table:table-cell office:value-type="string">
            <text:p>contact_name</text:p>
          </table:table-cell>
          <table:table-cell office:value-type="string">
            <text:p>To check whether the name of the contact person wrt the vendor is displayed or not.</text:p>
          </table:table-cell>
          <table:table-cell office:value-type="string">
            <text:p>1. Purchase order form should be open.</text:p>
          </table:table-cell>
          <table:table-cell office:value-type="string">
            <text:p>1. Observe</text:p>
          </table:table-cell>
          <table:table-cell table:number-columns-repeated="9"/>
        </table:table-row>
        <table:table-row table:style-name="ro2">
          <table:table-cell table:number-columns-repeated="3"/>
          <table:table-cell office:value-type="string">
            <text:p>2. Contact of the vendor should be available.</text:p>
          </table:table-cell>
          <table:table-cell table:number-columns-repeated="10"/>
        </table:table-row>
        <table:table-row table:style-name="ro2">
          <table:table-cell table:number-columns-repeated="3"/>
          <table:table-cell office:value-type="string">
            <text:p>3. Vendor should be already selected or entered.</text:p>
          </table:table-cell>
          <table:table-cell table:number-columns-repeated="10"/>
        </table:table-row>
        <table:table-row table:style-name="ro2">
          <table:table-cell table:number-columns-repeated="14"/>
        </table:table-row>
        <table:table-row table:style-name="ro2">
          <table:table-cell office:value-type="string">
            <text:p>TC 06</text:p>
          </table:table-cell>
          <table:table-cell office:value-type="string">
            <text:p>contact_details</text:p>
          </table:table-cell>
          <table:table-cell office:value-type="string">
            <text:p>To check whether the details are automatically filled when the vendor is selected from the drop down list.</text:p>
          </table:table-cell>
          <table:table-cell office:value-type="string">
            <text:p>1. Purchase order form should be open.</text:p>
          </table:table-cell>
          <table:table-cell office:value-type="string">
            <text:p>1.observe</text:p>
          </table:table-cell>
          <table:table-cell/>
          <table:table-cell office:value-type="string">
            <text:p>The details should be automatically filled when the vendor is selected from the drop down list.</text:p>
          </table:table-cell>
          <table:table-cell office:value-type="string">
            <text:p>The details are automatically filled when the vendor is selected from the drop down list.</text:p>
          </table:table-cell>
          <table:table-cell office:value-type="string">
            <text:p>Pass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2.List of vendors should be available.</text:p>
          </table:table-cell>
          <table:table-cell table:number-columns-repeated="10"/>
        </table:table-row>
        <table:table-row table:style-name="ro2">
          <table:table-cell table:number-columns-repeated="3"/>
          <table:table-cell office:value-type="string">
            <text:p>3. Vendor should be selected.</text:p>
          </table:table-cell>
          <table:table-cell table:number-columns-repeated="10"/>
        </table:table-row>
        <table:table-row table:style-name="ro2">
          <table:table-cell table:number-columns-repeated="14"/>
        </table:table-row>
        <table:table-row table:style-name="ro2">
          <table:table-cell office:value-type="string">
            <text:p>TC 07</text:p>
          </table:table-cell>
          <table:table-cell office:value-type="string">
            <text:p>contact_spaces</text:p>
          </table:table-cell>
          <table:table-cell office:value-type="string">
            <text:p>To check whether the field does not accepts only spaces.</text:p>
          </table:table-cell>
          <table:table-cell office:value-type="string">
            <text:p>1. Purchase order form should be open.</text:p>
          </table:table-cell>
          <table:table-cell office:value-type="string">
            <text:p>1. Enter spaces.</text:p>
          </table:table-cell>
          <table:table-cell/>
          <table:table-cell office:value-type="string">
            <text:p>No spaces as characters should be allowed.</text:p>
          </table:table-cell>
          <table:table-cell office:value-type="string">
            <text:p>All characters as spaces are accepted.</text:p>
          </table:table-cell>
          <table:table-cell office:value-type="string">
            <text:p>Fail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2. Fields should be available.</text:p>
          </table:table-cell>
          <table:table-cell table:number-columns-repeated="10"/>
        </table:table-row>
        <table:table-row table:style-name="ro2">
          <table:table-cell table:number-columns-repeated="14"/>
        </table:table-row>
        <table:table-row table:style-name="ro2">
          <table:table-cell office:value-type="string">
            <text:p>TC 08</text:p>
          </table:table-cell>
          <table:table-cell office:value-type="string">
            <text:p>contact_alphabets</text:p>
          </table:table-cell>
          <table:table-cell office:value-type="string">
            <text:p>To check whether only alphabets are accepted or not.</text:p>
          </table:table-cell>
          <table:table-cell office:value-type="string">
            <text:p>1. Purchase order form should be open.</text:p>
          </table:table-cell>
          <table:table-cell office:value-type="string">
            <text:p>1.Enter alphabets</text:p>
          </table:table-cell>
          <table:table-cell office:value-type="string">
            <text:p>Text field=”abc”</text:p>
          </table:table-cell>
          <table:table-cell office:value-type="string">
            <text:p>It should only accept alphabets.</text:p>
          </table:table-cell>
          <table:table-cell office:value-type="string">
            <text:p>It accepts only alphabets.</text:p>
          </table:table-cell>
          <table:table-cell office:value-type="string">
            <text:p>Pass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2. Fields should be available.</text:p>
          </table:table-cell>
          <table:table-cell table:number-columns-repeated="10"/>
        </table:table-row>
        <table:table-row table:style-name="ro2">
          <table:table-cell table:number-columns-repeated="14"/>
        </table:table-row>
        <table:table-row table:style-name="ro2">
          <table:table-cell office:value-type="string">
            <text:p>TC 09</text:p>
          </table:table-cell>
          <table:table-cell office:value-type="string">
            <text:p>contact_numbers</text:p>
          </table:table-cell>
          <table:table-cell office:value-type="string">
            <text:p>To check whether no numbers are accepted.</text:p>
          </table:table-cell>
          <table:table-cell office:value-type="string">
            <text:p>1. Purchase order form should be open.</text:p>
          </table:table-cell>
          <table:table-cell office:value-type="string">
            <text:p>1. Enter numbers</text:p>
          </table:table-cell>
          <table:table-cell office:value-type="string">
            <text:p>Text field=”123”</text:p>
          </table:table-cell>
          <table:table-cell office:value-type="string">
            <text:p>No numbers should be accepted.</text:p>
          </table:table-cell>
          <table:table-cell office:value-type="string">
            <text:p>It accepts numbers.</text:p>
          </table:table-cell>
          <table:table-cell office:value-type="string">
            <text:p>Fail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2. Fields should be available.</text:p>
          </table:table-cell>
          <table:table-cell table:number-columns-repeated="10"/>
        </table:table-row>
        <table:table-row table:style-name="ro2">
          <table:table-cell table:number-columns-repeated="14"/>
        </table:table-row>
        <table:table-row table:style-name="ro2">
          <table:table-cell office:value-type="string">
            <text:p>TC 10</text:p>
          </table:table-cell>
          <table:table-cell office:value-type="string">
            <text:p>phone_number</text:p>
          </table:table-cell>
          <table:table-cell office:value-type="string">
            <text:p>To check whether the phone number of the contact person wrt the vendor is displayed or not.</text:p>
          </table:table-cell>
          <table:table-cell office:value-type="string">
            <text:p>1. Purchase order form should be open.</text:p>
          </table:table-cell>
          <table:table-cell office:value-type="string">
            <text:p>1. Observe</text:p>
          </table:table-cell>
          <table:table-cell/>
          <table:table-cell office:value-type="string">
            <text:p>The phone number of the contact person wrt the vendor should be displayed.</text:p>
          </table:table-cell>
          <table:table-cell office:value-type="string">
            <text:p>The phone number of the contact person wrt the vendor is displayed.</text:p>
          </table:table-cell>
          <table:table-cell office:value-type="string">
            <text:p>Pass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2. Phone Number of the vendor should be available.</text:p>
          </table:table-cell>
          <table:table-cell table:number-columns-repeated="10"/>
        </table:table-row>
        <table:table-row table:style-name="ro2">
          <table:table-cell table:number-columns-repeated="3"/>
          <table:table-cell office:value-type="string">
            <text:p>3. Vendor should be already selected or entered.</text:p>
          </table:table-cell>
          <table:table-cell table:number-columns-repeated="10"/>
        </table:table-row>
        <table:table-row table:style-name="ro2">
          <table:table-cell table:number-columns-repeated="14"/>
        </table:table-row>
        <table:table-row table:style-name="ro2">
          <table:table-cell office:value-type="string">
            <text:p>TC 11</text:p>
          </table:table-cell>
          <table:table-cell office:value-type="string">
            <text:p>phone_details</text:p>
          </table:table-cell>
          <table:table-cell office:value-type="string">
            <text:p>To check whether the details are automatically filled when the vendor is selected from the drop down list.</text:p>
          </table:table-cell>
          <table:table-cell office:value-type="string">
            <text:p>1. Purchase order form should be open.</text:p>
          </table:table-cell>
          <table:table-cell office:value-type="string">
            <text:p>1.observe</text:p>
          </table:table-cell>
          <table:table-cell/>
          <table:table-cell office:value-type="string">
            <text:p>The details should be automatically filled when the vendor is selected from the drop down list.</text:p>
          </table:table-cell>
          <table:table-cell office:value-type="string">
            <text:p>The details are automatically filled when the vendor is selected from the drop down list.</text:p>
          </table:table-cell>
          <table:table-cell office:value-type="string">
            <text:p>Pass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2.List of vendors should be available.</text:p>
          </table:table-cell>
          <table:table-cell table:number-columns-repeated="10"/>
        </table:table-row>
        <table:table-row table:style-name="ro2">
          <table:table-cell table:number-columns-repeated="3"/>
          <table:table-cell office:value-type="string">
            <text:p>3. Vendor should be selected.</text:p>
          </table:table-cell>
          <table:table-cell table:number-columns-repeated="10"/>
        </table:table-row>
        <table:table-row table:style-name="ro2">
          <table:table-cell table:number-columns-repeated="14"/>
        </table:table-row>
        <table:table-row table:style-name="ro2">
          <table:table-cell office:value-type="string">
            <text:p>TC 12</text:p>
          </table:table-cell>
          <table:table-cell office:value-type="string">
            <text:p>phone_numeric</text:p>
          </table:table-cell>
          <table:table-cell office:value-type="string">
            <text:p>To check whether only numbers are accepted or not.</text:p>
          </table:table-cell>
          <table:table-cell office:value-type="string">
            <text:p>1. Purchase order form should be open.</text:p>
          </table:table-cell>
          <table:table-cell office:value-type="string">
            <text:p>1. Enter numbers</text:p>
          </table:table-cell>
          <table:table-cell office:value-type="string">
            <text:p>Text field=”123”</text:p>
          </table:table-cell>
          <table:table-cell office:value-type="string">
            <text:p>It should only accept numbers.</text:p>
          </table:table-cell>
          <table:table-cell office:value-type="string">
            <text:p>It accepts only numbers.</text:p>
          </table:table-cell>
          <table:table-cell office:value-type="string">
            <text:p>Pass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2. Fields should be available.</text:p>
          </table:table-cell>
          <table:table-cell table:number-columns-repeated="10"/>
        </table:table-row>
        <table:table-row table:style-name="ro2">
          <table:table-cell table:number-columns-repeated="14"/>
        </table:table-row>
        <table:table-row table:style-name="ro2">
          <table:table-cell office:value-type="string">
            <text:p>TC 13</text:p>
          </table:table-cell>
          <table:table-cell office:value-type="string">
            <text:p>phone_number_limit</text:p>
          </table:table-cell>
          <table:table-cell office:value-type="string">
            <text:p>To check whether the characters doesnot exceed 11</text:p>
          </table:table-cell>
          <table:table-cell office:value-type="string">
            <text:p>1. Purchase order form should be open.</text:p>
          </table:table-cell>
          <table:table-cell office:value-type="string">
            <text:p>1. Enter <text:s/>more than 11 numbers.</text:p>
          </table:table-cell>
          <table:table-cell office:value-type="string">
            <text:p>Phone number=”123456478901”</text:p>
          </table:table-cell>
          <table:table-cell office:value-type="string">
            <text:p>It should accept only 11 digits.</text:p>
          </table:table-cell>
          <table:table-cell office:value-type="string">
            <text:p>It accepts more than 11 digits.</text:p>
          </table:table-cell>
          <table:table-cell office:value-type="string">
            <text:p>Fail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2. Fields should be available.</text:p>
          </table:table-cell>
          <table:table-cell office:value-type="string">
            <text:p>2. click on save button</text:p>
          </table:table-cell>
          <table:table-cell table:number-columns-repeated="9"/>
        </table:table-row>
        <table:table-row table:style-name="ro2">
          <table:table-cell table:number-columns-repeated="14"/>
        </table:table-row>
        <table:table-row table:style-name="ro2">
          <table:table-cell office:value-type="string">
            <text:p>TC 14</text:p>
          </table:table-cell>
          <table:table-cell office:value-type="string">
            <text:p>address_cursor</text:p>
          </table:table-cell>
          <table:table-cell office:value-type="string">
            <text:p>To check whether cursor turns into a hand pointer when moved over the text box or not.</text:p>
          </table:table-cell>
          <table:table-cell office:value-type="string">
            <text:p>1. Purchase order form should be open.</text:p>
          </table:table-cell>
          <table:table-cell office:value-type="string">
            <text:p>1. Move the cursor</text:p>
          </table:table-cell>
          <table:table-cell/>
          <table:table-cell office:value-type="string">
            <text:p>Cursor should <text:s/>turn into a hand pointer when moved over the text box.</text:p>
          </table:table-cell>
          <table:table-cell office:value-type="string">
            <text:p>The cursor turns into a hand pointer when moved over the text box.</text:p>
          </table:table-cell>
          <table:table-cell office:value-type="string">
            <text:p>Pass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2. Text field should be available.</text:p>
          </table:table-cell>
          <table:table-cell office:value-type="string">
            <text:p>2. Observe</text:p>
          </table:table-cell>
          <table:table-cell table:number-columns-repeated="9"/>
        </table:table-row>
        <table:table-row table:style-name="ro2">
          <table:table-cell table:number-columns-repeated="14"/>
        </table:table-row>
        <table:table-row table:style-name="ro2">
          <table:table-cell office:value-type="string">
            <text:p>TC 15</text:p>
          </table:table-cell>
          <table:table-cell office:value-type="string">
            <text:p>address_dialog_box</text:p>
          </table:table-cell>
          <table:table-cell office:value-type="string">
            <text:p>To check whether on clicking on the text box a dialog box opens or not with all the details of the address.</text:p>
          </table:table-cell>
          <table:table-cell office:value-type="string">
            <text:p>1. Purchase order form should be open.</text:p>
          </table:table-cell>
          <table:table-cell office:value-type="string">
            <text:p>1. Click on the text box</text:p>
          </table:table-cell>
          <table:table-cell/>
          <table:table-cell office:value-type="string">
            <text:p>A dialog box should be opened with all the details of the address.</text:p>
          </table:table-cell>
          <table:table-cell office:value-type="string">
            <text:p>A dialog box opens with all the details of the address.</text:p>
          </table:table-cell>
          <table:table-cell office:value-type="string">
            <text:p>Pass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2. Dialog box should have appeared.</text:p>
          </table:table-cell>
          <table:table-cell office:value-type="string">
            <text:p>2. Observe</text:p>
          </table:table-cell>
          <table:table-cell table:number-columns-repeated="9"/>
        </table:table-row>
        <table:table-row table:style-name="ro2">
          <table:table-cell table:number-columns-repeated="14"/>
        </table:table-row>
        <table:table-row table:style-name="ro2">
          <table:table-cell office:value-type="string">
            <text:p>TC 16</text:p>
          </table:table-cell>
          <table:table-cell office:value-type="string">
            <text:p>address_readonly_dialogbox</text:p>
          </table:table-cell>
          <table:table-cell office:value-type="string">
            <text:p>To check whether the fields in the dialog box are read only and not editable.</text:p>
          </table:table-cell>
          <table:table-cell office:value-type="string">
            <text:p>1. Purchase order form should be open.</text:p>
          </table:table-cell>
          <table:table-cell office:value-type="string">
            <text:p>1.Click on the dialog box fields.</text:p>
          </table:table-cell>
          <table:table-cell/>
          <table:table-cell office:value-type="string">
            <text:p>The fields in the dialog box should be read only and not editable.</text:p>
          </table:table-cell>
          <table:table-cell office:value-type="string">
            <text:p>The fields in the dialog box are editable and not read-only..</text:p>
          </table:table-cell>
          <table:table-cell office:value-type="string">
            <text:p>Fail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2. Dialog box should have appeared.</text:p>
          </table:table-cell>
          <table:table-cell office:value-type="string">
            <text:p>2. Observe</text:p>
          </table:table-cell>
          <table:table-cell table:number-columns-repeated="9"/>
        </table:table-row>
        <table:table-row table:style-name="ro2">
          <table:table-cell table:number-columns-repeated="14"/>
        </table:table-row>
        <table:table-row table:style-name="ro2">
          <table:table-cell office:value-type="string">
            <text:p>TC 17</text:p>
          </table:table-cell>
          <table:table-cell office:value-type="string">
            <text:p>shipping_cursor</text:p>
          </table:table-cell>
          <table:table-cell office:value-type="string">
            <text:p>To check whether cursor turns into a hand pointer when moved over the link or not.</text:p>
          </table:table-cell>
          <table:table-cell office:value-type="string">
            <text:p>1. Purchase order form should be open.</text:p>
          </table:table-cell>
          <table:table-cell office:value-type="string">
            <text:p>1. Move the cursor</text:p>
          </table:table-cell>
          <table:table-cell/>
          <table:table-cell office:value-type="string">
            <text:p>Cursor should <text:s/>turn into a hand pointer when moved over the link.</text:p>
          </table:table-cell>
          <table:table-cell office:value-type="string">
            <text:p>The cursor turns into a hand pointer when moved over the link.</text:p>
          </table:table-cell>
          <table:table-cell office:value-type="string">
            <text:p>Pass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2. Text field should be available.</text:p>
          </table:table-cell>
          <table:table-cell office:value-type="string">
            <text:p>2. Observe</text:p>
          </table:table-cell>
          <table:table-cell table:number-columns-repeated="9"/>
        </table:table-row>
        <table:table-row table:style-name="ro2">
          <table:table-cell table:number-columns-repeated="14"/>
        </table:table-row>
        <table:table-row table:style-name="ro2">
          <table:table-cell office:value-type="string">
            <text:p>TC 18</text:p>
          </table:table-cell>
          <table:table-cell office:value-type="string">
            <text:p>shipping_dialog_box </text:p>
          </table:table-cell>
          <table:table-cell office:value-type="string">
            <text:p>To check whether on clicking on the text box a dialog box opens with the address or not.</text:p>
          </table:table-cell>
          <table:table-cell office:value-type="string">
            <text:p>1. Purchase order form should be open.</text:p>
          </table:table-cell>
          <table:table-cell office:value-type="string">
            <text:p>1. Click on the text box</text:p>
          </table:table-cell>
          <table:table-cell/>
          <table:table-cell office:value-type="string">
            <text:p>A dialog box should be opened with all the details of the address .</text:p>
          </table:table-cell>
          <table:table-cell office:value-type="string">
            <text:p>A dialog box opens with all the details of the address.</text:p>
          </table:table-cell>
          <table:table-cell office:value-type="string">
            <text:p>Pass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2. Dialog box should have appeared.</text:p>
          </table:table-cell>
          <table:table-cell office:value-type="string">
            <text:p>2. Observe</text:p>
          </table:table-cell>
          <table:table-cell table:number-columns-repeated="9"/>
        </table:table-row>
        <table:table-row table:style-name="ro2">
          <table:table-cell table:number-columns-repeated="14"/>
        </table:table-row>
        <table:table-row table:style-name="ro2">
          <table:table-cell office:value-type="string">
            <text:p>TC 19 </text:p>
          </table:table-cell>
          <table:table-cell office:value-type="string">
            <text:p>shipping_dialog_box_manual_entry</text:p>
          </table:table-cell>
          <table:table-cell office:value-type="string">
            <text:p>To check whether on clicking on the text box address can be mentioned manually or not if not present in the dialog box. </text:p>
          </table:table-cell>
          <table:table-cell office:value-type="string">
            <text:p>1. Purchase order form should be open.</text:p>
          </table:table-cell>
          <table:table-cell office:value-type="string">
            <text:p>1.Enter the address in the fields.</text:p>
          </table:table-cell>
          <table:table-cell office:value-type="string">
            <text:p>Address=”abc12df”</text:p>
          </table:table-cell>
          <table:table-cell office:value-type="string">
            <text:p>Address should be able to be mentioned if not present in the dialog box.</text:p>
          </table:table-cell>
          <table:table-cell office:value-type="string">
            <text:p>Address can be mentioned if not present in the dialog box.</text:p>
          </table:table-cell>
          <table:table-cell office:value-type="string">
            <text:p>Pass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2. Dialog box should have appeared.</text:p>
          </table:table-cell>
          <table:table-cell office:value-type="string">
            <text:p>2. Observe</text:p>
          </table:table-cell>
          <table:table-cell table:number-columns-repeated="9"/>
        </table:table-row>
        <table:table-row table:style-name="ro2">
          <table:table-cell table:number-columns-repeated="14"/>
        </table:table-row>
        <table:table-row table:style-name="ro2">
          <table:table-cell office:value-type="string">
            <text:p>TC 20</text:p>
          </table:table-cell>
          <table:table-cell office:value-type="string">
            <text:p>order_numeric</text:p>
          </table:table-cell>
          <table:table-cell office:value-type="string">
            <text:p>To check whether only numbers are accepted .</text:p>
          </table:table-cell>
          <table:table-cell office:value-type="string">
            <text:p>1. Purchase order form should be open.</text:p>
          </table:table-cell>
          <table:table-cell office:value-type="string">
            <text:p>1. Enter only numbers.</text:p>
          </table:table-cell>
          <table:table-cell office:value-type="string">
            <text:p>Number=”123”</text:p>
          </table:table-cell>
          <table:table-cell office:value-type="string">
            <text:p>Only numbers should be accepted.</text:p>
          </table:table-cell>
          <table:table-cell office:value-type="string">
            <text:p>It accepts only numbers.</text:p>
          </table:table-cell>
          <table:table-cell office:value-type="string">
            <text:p>Pass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2. Fields should be available.</text:p>
          </table:table-cell>
          <table:table-cell office:value-type="string">
            <text:p>2. Observe</text:p>
          </table:table-cell>
          <table:table-cell table:number-columns-repeated="9"/>
        </table:table-row>
        <table:table-row table:style-name="ro2">
          <table:table-cell table:number-columns-repeated="14"/>
        </table:table-row>
        <table:table-row table:style-name="ro2">
          <table:table-cell office:value-type="string">
            <text:p>TC 21</text:p>
          </table:table-cell>
          <table:table-cell office:value-type="string">
            <text:p>order_number</text:p>
          </table:table-cell>
          <table:table-cell office:value-type="string">
            <text:p>To check whether no two order numbers are similar.</text:p>
          </table:table-cell>
          <table:table-cell office:value-type="string">
            <text:p>1. Purchase order form should be open.</text:p>
          </table:table-cell>
          <table:table-cell office:value-type="string">
            <text:p>1. Enter <text:s/>the same order number which is available.</text:p>
          </table:table-cell>
          <table:table-cell office:value-type="string">
            <text:p>Order number=”001”</text:p>
          </table:table-cell>
          <table:table-cell office:value-type="string">
            <text:p>No two order number should be similar.</text:p>
          </table:table-cell>
          <table:table-cell office:value-type="string">
            <text:p>No two order number is similar.</text:p>
          </table:table-cell>
          <table:table-cell office:value-type="string">
            <text:p>Pass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2. Fields should be available.</text:p>
          </table:table-cell>
          <table:table-cell office:value-type="string">
            <text:p>2. Observe</text:p>
          </table:table-cell>
          <table:table-cell table:number-columns-repeated="9"/>
        </table:table-row>
        <table:table-row table:style-name="ro2">
          <table:table-cell table:number-columns-repeated="3"/>
          <table:table-cell office:value-type="string">
            <text:p>3.Order number should be available</text:p>
          </table:table-cell>
          <table:table-cell table:number-columns-repeated="10"/>
        </table:table-row>
        <table:table-row table:style-name="ro2">
          <table:table-cell table:number-columns-repeated="14"/>
        </table:table-row>
        <table:table-row table:style-name="ro2">
          <table:table-cell office:value-type="string">
            <text:p>TC 22</text:p>
          </table:table-cell>
          <table:table-cell office:value-type="string">
            <text:p>order_special_characters</text:p>
          </table:table-cell>
          <table:table-cell office:value-type="string">
            <text:p>To check whether special characters are not accepted.</text:p>
          </table:table-cell>
          <table:table-cell office:value-type="string">
            <text:p>1. Purchase order form should be open.</text:p>
          </table:table-cell>
          <table:table-cell office:value-type="string">
            <text:p>1. Enter special characters in the field.</text:p>
          </table:table-cell>
          <table:table-cell office:value-type="string">
            <text:p>Order number=”@!”</text:p>
          </table:table-cell>
          <table:table-cell office:value-type="string">
            <text:p>Special character should not be accepted.</text:p>
          </table:table-cell>
          <table:table-cell office:value-type="string">
            <text:p>It accepts special characters.</text:p>
          </table:table-cell>
          <table:table-cell office:value-type="string">
            <text:p>Fail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2. Fields should be available.</text:p>
          </table:table-cell>
          <table:table-cell office:value-type="string">
            <text:p>2. Observe</text:p>
          </table:table-cell>
          <table:table-cell table:number-columns-repeated="9"/>
        </table:table-row>
        <table:table-row table:style-name="ro2">
          <table:table-cell table:number-columns-repeated="14"/>
        </table:table-row>
        <table:table-row table:style-name="ro2">
          <table:table-cell office:value-type="string">
            <text:p>TC 23</text:p>
          </table:table-cell>
          <table:table-cell office:value-type="string">
            <text:p>order_null</text:p>
          </table:table-cell>
          <table:table-cell office:value-type="string">
            <text:p>To check whether null field is not accepted.</text:p>
          </table:table-cell>
          <table:table-cell office:value-type="string">
            <text:p>1. Purchase order form should be open.</text:p>
          </table:table-cell>
          <table:table-cell office:value-type="string">
            <text:p>1. Leave the field blank.</text:p>
          </table:table-cell>
          <table:table-cell office:value-type="string">
            <text:p>Order number=” “</text:p>
          </table:table-cell>
          <table:table-cell office:value-type="string">
            <text:p>Blank field should not be accepted.</text:p>
          </table:table-cell>
          <table:table-cell office:value-type="string">
            <text:p>Blank field is not accepted.</text:p>
          </table:table-cell>
          <table:table-cell office:value-type="string">
            <text:p>Pass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2. Fields should be available.</text:p>
          </table:table-cell>
          <table:table-cell office:value-type="string">
            <text:p>2. Observe</text:p>
          </table:table-cell>
          <table:table-cell table:number-columns-repeated="9"/>
        </table:table-row>
        <table:table-row table:style-name="ro2">
          <table:table-cell table:number-columns-repeated="14"/>
        </table:table-row>
        <table:table-row table:style-name="ro2">
          <table:table-cell office:value-type="string">
            <text:p>TC 24</text:p>
          </table:table-cell>
          <table:table-cell office:value-type="string">
            <text:p>order_spaces</text:p>
          </table:table-cell>
          <table:table-cell office:value-type="string">
            <text:p>To check whether the field does not accepts only spaces.</text:p>
          </table:table-cell>
          <table:table-cell office:value-type="string">
            <text:p>1. Purchase order form should be open.</text:p>
          </table:table-cell>
          <table:table-cell office:value-type="string">
            <text:p>1. Enter spaces.</text:p>
          </table:table-cell>
          <table:table-cell/>
          <table:table-cell office:value-type="string">
            <text:p>Only spaces should not be allowed.</text:p>
          </table:table-cell>
          <table:table-cell office:value-type="string">
            <text:p>It accepts spaces.</text:p>
          </table:table-cell>
          <table:table-cell office:value-type="string">
            <text:p>Fail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2. Fields should be available.</text:p>
          </table:table-cell>
          <table:table-cell table:number-columns-repeated="10"/>
        </table:table-row>
        <table:table-row table:style-name="ro2">
          <table:table-cell table:number-columns-repeated="14"/>
        </table:table-row>
        <table:table-row table:style-name="ro3">
          <table:table-cell office:value-type="string">
            <text:p>TC 25</text:p>
          </table:table-cell>
          <table:table-cell office:value-type="string">
            <text:p>idb_add_new_alphanumeric_values</text:p>
          </table:table-cell>
          <table:table-cell office:value-type="string">
            <text:p>To check whether alphanumeric values are accepted.</text:p>
          </table:table-cell>
          <table:table-cell office:value-type="string">
            <text:p>1. Purchase order form should be open.</text:p>
          </table:table-cell>
          <table:table-cell office:value-type="string">
            <text:p>1 .Enter alphanumeric characters</text:p>
          </table:table-cell>
          <table:table-cell office:value-type="string">
            <text:p>IDB=”<text:a xlink:href="mailto:q@1">q@1</text:a>”</text:p>
          </table:table-cell>
          <table:table-cell office:value-type="string">
            <text:p>Alphanumeric values should be accepted.</text:p>
          </table:table-cell>
          <table:table-cell office:value-type="string">
            <text:p>It accepts alphanumeric values.</text:p>
          </table:table-cell>
          <table:table-cell office:value-type="string">
            <text:p>Pass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2. Fields should be available.</text:p>
          </table:table-cell>
          <table:table-cell office:value-type="string">
            <text:p>2. Observe</text:p>
          </table:table-cell>
          <table:table-cell table:number-columns-repeated="9"/>
        </table:table-row>
        <table:table-row table:style-name="ro2">
          <table:table-cell table:number-columns-repeated="14"/>
        </table:table-row>
        <table:table-row table:style-name="ro2">
          <table:table-cell office:value-type="string">
            <text:p>TC 26</text:p>
          </table:table-cell>
          <table:table-cell office:value-type="string">
            <text:p>idb_add_new_item_name/code</text:p>
          </table:table-cell>
          <table:table-cell office:value-type="string">
            <text:p>To check whether no two item name or code are similar.</text:p>
          </table:table-cell>
          <table:table-cell office:value-type="string">
            <text:p>1. Purchase order form should be open.</text:p>
          </table:table-cell>
          <table:table-cell office:value-type="string">
            <text:p>1. Enter <text:s/>the same item name or code which is available.</text:p>
          </table:table-cell>
          <table:table-cell office:value-type="string">
            <text:p>Item name/code=”qwerty12”</text:p>
          </table:table-cell>
          <table:table-cell office:value-type="string">
            <text:p>No two item name/code should be similar.</text:p>
          </table:table-cell>
          <table:table-cell office:value-type="string">
            <text:p>No two item name/code is similar.</text:p>
          </table:table-cell>
          <table:table-cell office:value-type="string">
            <text:p>Pass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2. Fields should be available.</text:p>
          </table:table-cell>
          <table:table-cell office:value-type="string">
            <text:p>2. Observe</text:p>
          </table:table-cell>
          <table:table-cell table:number-columns-repeated="9"/>
        </table:table-row>
        <table:table-row table:style-name="ro2">
          <table:table-cell table:number-columns-repeated="3"/>
          <table:table-cell office:value-type="string">
            <text:p>3.Item name or code should be available</text:p>
          </table:table-cell>
          <table:table-cell table:number-columns-repeated="10"/>
        </table:table-row>
        <table:table-row table:style-name="ro2">
          <table:table-cell table:number-columns-repeated="14"/>
        </table:table-row>
        <table:table-row table:style-name="ro2">
          <table:table-cell office:value-type="string">
            <text:p>TC 27</text:p>
          </table:table-cell>
          <table:table-cell office:value-type="string">
            <text:p>idb_add_button_disabled</text:p>
          </table:table-cell>
          <table:table-cell office:value-type="string">
            <text:p>To check whether add button is disabled by default.</text:p>
          </table:table-cell>
          <table:table-cell office:value-type="string">
            <text:p>1. Purchase order form should be open.</text:p>
          </table:table-cell>
          <table:table-cell office:value-type="string">
            <text:p>1. Observe</text:p>
          </table:table-cell>
          <table:table-cell/>
          <table:table-cell office:value-type="string">
            <text:p>Add button should be disabled by default.</text:p>
          </table:table-cell>
          <table:table-cell office:value-type="string">
            <text:p>Add button is disabled by default.</text:p>
          </table:table-cell>
          <table:table-cell office:value-type="string">
            <text:p>Pass</text:p>
          </table:table-cell>
          <table:table-cell table:number-columns-repeated="5"/>
        </table:table-row>
        <table:table-row table:style-name="ro2">
          <table:table-cell table:number-columns-repeated="14"/>
        </table:table-row>
        <table:table-row table:style-name="ro2">
          <table:table-cell office:value-type="string">
            <text:p>TC 28</text:p>
          </table:table-cell>
          <table:table-cell office:value-type="string">
            <text:p>idb_add_button_enable</text:p>
          </table:table-cell>
          <table:table-cell office:value-type="string">
            <text:p>To check whether the add button is enabled only when the item name/code is added.</text:p>
          </table:table-cell>
          <table:table-cell office:value-type="string">
            <text:p>1. Purchase order form should be open.</text:p>
          </table:table-cell>
          <table:table-cell office:value-type="string">
            <text:p>1. Enter item name/code.</text:p>
          </table:table-cell>
          <table:table-cell office:value-type="string">
            <text:p>Item name/code=”qwerty12”</text:p>
          </table:table-cell>
          <table:table-cell office:value-type="string">
            <text:p>Add button should be enabled only when the item name/code is entered.</text:p>
          </table:table-cell>
          <table:table-cell office:value-type="string">
            <text:p>Add button is enabled only when the item name/code is entered.</text:p>
          </table:table-cell>
          <table:table-cell office:value-type="string">
            <text:p>Pass</text:p>
          </table:table-cell>
          <table:table-cell table:number-columns-repeated="5"/>
        </table:table-row>
        <table:table-row table:style-name="ro2">
          <table:table-cell table:number-columns-repeated="4"/>
          <table:table-cell office:value-type="string">
            <text:p>2. Observe</text:p>
          </table:table-cell>
          <table:table-cell table:number-columns-repeated="9"/>
        </table:table-row>
        <table:table-row table:style-name="ro2">
          <table:table-cell table:number-columns-repeated="14"/>
        </table:table-row>
        <table:table-row table:style-name="ro2">
          <table:table-cell office:value-type="string">
            <text:p>TC 29</text:p>
          </table:table-cell>
          <table:table-cell office:value-type="string">
            <text:p>idb_add_button_display</text:p>
          </table:table-cell>
          <table:table-cell office:value-type="string">
            <text:p>To check whether on clicking on add button item is displayed in the table.</text:p>
          </table:table-cell>
          <table:table-cell office:value-type="string">
            <text:p>1. Purchase order form should be open.</text:p>
          </table:table-cell>
          <table:table-cell office:value-type="string">
            <text:p>1. Click on add button</text:p>
          </table:table-cell>
          <table:table-cell/>
          <table:table-cell office:value-type="string">
            <text:p>the item should be displayed in the table.</text:p>
          </table:table-cell>
          <table:table-cell office:value-type="string">
            <text:p>The item is displayed in the table.</text:p>
          </table:table-cell>
          <table:table-cell office:value-type="string">
            <text:p>Pass</text:p>
          </table:table-cell>
          <table:table-cell table:number-columns-repeated="5"/>
        </table:table-row>
        <table:table-row table:style-name="ro2">
          <table:table-cell table:number-columns-repeated="4"/>
          <table:table-cell office:value-type="string">
            <text:p>2. Observe</text:p>
          </table:table-cell>
          <table:table-cell table:number-columns-repeated="9"/>
        </table:table-row>
        <table:table-row table:style-name="ro2">
          <table:table-cell table:number-columns-repeated="14"/>
        </table:table-row>
        <table:table-row table:style-name="ro2">
          <table:table-cell office:value-type="string">
            <text:p>TC 30</text:p>
          </table:table-cell>
          <table:table-cell office:value-type="string">
            <text:p>idb_search_options</text:p>
          </table:table-cell>
          <table:table-cell office:value-type="string">
            <text:p>To check whether on clicking the drop down arrow a list of search options is displayed or not.</text:p>
          </table:table-cell>
          <table:table-cell office:value-type="string">
            <text:p>1. Purchase order form should be open.</text:p>
          </table:table-cell>
          <table:table-cell office:value-type="string">
            <text:p>1. Click on search button</text:p>
          </table:table-cell>
          <table:table-cell/>
          <table:table-cell office:value-type="string">
            <text:p>A list of search options should be displayed.</text:p>
          </table:table-cell>
          <table:table-cell office:value-type="string">
            <text:p>A list of search options is displayed.</text:p>
          </table:table-cell>
          <table:table-cell office:value-type="string">
            <text:p>Pass</text:p>
          </table:table-cell>
          <table:table-cell table:number-columns-repeated="5"/>
        </table:table-row>
        <table:table-row table:style-name="ro2">
          <table:table-cell table:number-columns-repeated="4"/>
          <table:table-cell office:value-type="string">
            <text:p>2. Observe</text:p>
          </table:table-cell>
          <table:table-cell table:number-columns-repeated="9"/>
        </table:table-row>
        <table:table-row table:style-name="ro2">
          <table:table-cell table:number-columns-repeated="14"/>
        </table:table-row>
        <table:table-row table:style-name="ro2">
          <table:table-cell office:value-type="string">
            <text:p>TC 31</text:p>
          </table:table-cell>
          <table:table-cell office:value-type="string">
            <text:p>product_code</text:p>
          </table:table-cell>
          <table:table-cell office:value-type="string">
            <text:p>To check whether only numbers are accepted .</text:p>
          </table:table-cell>
          <table:table-cell office:value-type="string">
            <text:p>1. Purchase order form should be open.</text:p>
          </table:table-cell>
          <table:table-cell office:value-type="string">
            <text:p>1. Enter only numbers.</text:p>
          </table:table-cell>
          <table:table-cell office:value-type="string">
            <text:p>Product code=”123”</text:p>
          </table:table-cell>
          <table:table-cell office:value-type="string">
            <text:p>Only numbers should be accepted.</text:p>
          </table:table-cell>
          <table:table-cell office:value-type="string">
            <text:p>It accepts only numbers.</text:p>
          </table:table-cell>
          <table:table-cell office:value-type="string">
            <text:p>Pass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2. Fields should be available.</text:p>
          </table:table-cell>
          <table:table-cell office:value-type="string">
            <text:p>2. Observe</text:p>
          </table:table-cell>
          <table:table-cell table:number-columns-repeated="9"/>
        </table:table-row>
        <table:table-row table:style-name="ro2">
          <table:table-cell table:number-columns-repeated="14"/>
        </table:table-row>
        <table:table-row table:style-name="ro2">
          <table:table-cell office:value-type="string">
            <text:p>TC 32</text:p>
          </table:table-cell>
          <table:table-cell office:value-type="string">
            <text:p>product_code_range</text:p>
          </table:table-cell>
          <table:table-cell office:value-type="string">
            <text:p>To check whether the product code range is between 1-1000</text:p>
          </table:table-cell>
          <table:table-cell office:value-type="string">
            <text:p>1. Purchase order form should be open.</text:p>
          </table:table-cell>
          <table:table-cell office:value-type="string">
            <text:p>1. Enter <text:s/>between 1-1000.</text:p>
          </table:table-cell>
          <table:table-cell office:value-type="string">
            <text:p>Product code=”123”</text:p>
          </table:table-cell>
          <table:table-cell office:value-type="string">
            <text:p>It should accept numbers from 1-1000.</text:p>
          </table:table-cell>
          <table:table-cell office:value-type="string">
            <text:p>It accepts numbers from 1-1000.</text:p>
          </table:table-cell>
          <table:table-cell office:value-type="string">
            <text:p>Pass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2. Fields should be available.</text:p>
          </table:table-cell>
          <table:table-cell office:value-type="string">
            <text:p>2. Observe</text:p>
          </table:table-cell>
          <table:table-cell table:number-columns-repeated="9"/>
        </table:table-row>
        <table:table-row table:style-name="ro2">
          <table:table-cell table:number-columns-repeated="14"/>
        </table:table-row>
        <table:table-row table:style-name="ro2">
          <table:table-cell office:value-type="string">
            <text:p>TC 33</text:p>
          </table:table-cell>
          <table:table-cell office:value-type="string">
            <text:p>product_code_whole</text:p>
          </table:table-cell>
          <table:table-cell office:value-type="string">
            <text:p>To check whether only whole numbers are accepted.</text:p>
          </table:table-cell>
          <table:table-cell office:value-type="string">
            <text:p>1. Purchase order form should be open.</text:p>
          </table:table-cell>
          <table:table-cell office:value-type="string">
            <text:p>1. Enter decimal numbers</text:p>
          </table:table-cell>
          <table:table-cell office:value-type="string">
            <text:p>Product code=”12.3”</text:p>
          </table:table-cell>
          <table:table-cell office:value-type="string">
            <text:p>It should accept only whole numbers</text:p>
          </table:table-cell>
          <table:table-cell office:value-type="string">
            <text:p>It accepts only whole numbers.</text:p>
          </table:table-cell>
          <table:table-cell office:value-type="string">
            <text:p>Pass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2. Fields should be available.</text:p>
          </table:table-cell>
          <table:table-cell office:value-type="string">
            <text:p>2. Observe</text:p>
          </table:table-cell>
          <table:table-cell table:number-columns-repeated="9"/>
        </table:table-row>
        <table:table-row table:style-name="ro2">
          <table:table-cell table:number-columns-repeated="14"/>
        </table:table-row>
        <table:table-row table:style-name="ro2">
          <table:table-cell office:value-type="string">
            <text:p>TC 34</text:p>
          </table:table-cell>
          <table:table-cell office:value-type="string">
            <text:p>product_code_limit_greater</text:p>
          </table:table-cell>
          <table:table-cell office:value-type="string">
            <text:p>To check whether the product code is <text:s/>above 1000 is not accepted.</text:p>
          </table:table-cell>
          <table:table-cell office:value-type="string">
            <text:p>1. Purchase order form should be open.</text:p>
          </table:table-cell>
          <table:table-cell office:value-type="string">
            <text:p>1. Enter <text:s/>more than 1000.</text:p>
          </table:table-cell>
          <table:table-cell office:value-type="string">
            <text:p>Product code=”1423”</text:p>
          </table:table-cell>
          <table:table-cell office:value-type="string">
            <text:p>It should not accept more than 1000.</text:p>
          </table:table-cell>
          <table:table-cell office:value-type="string">
            <text:p>It accepts more than 1000 value.</text:p>
          </table:table-cell>
          <table:table-cell office:value-type="string">
            <text:p>Fail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2. Fields should be available.</text:p>
          </table:table-cell>
          <table:table-cell office:value-type="string">
            <text:p>2. Observe</text:p>
          </table:table-cell>
          <table:table-cell table:number-columns-repeated="9"/>
        </table:table-row>
        <table:table-row table:style-name="ro2">
          <table:table-cell table:number-columns-repeated="14"/>
        </table:table-row>
        <table:table-row table:style-name="ro2">
          <table:table-cell office:value-type="string">
            <text:p>TC 35</text:p>
          </table:table-cell>
          <table:table-cell office:value-type="string">
            <text:p>product_code_limit_lesser</text:p>
          </table:table-cell>
          <table:table-cell office:value-type="string">
            <text:p>To check whether the product code below 1 is not accepted.</text:p>
          </table:table-cell>
          <table:table-cell office:value-type="string">
            <text:p>1. Purchase order form should be open.</text:p>
          </table:table-cell>
          <table:table-cell office:value-type="string">
            <text:p>1. Enter <text:s/>less than 1.</text:p>
          </table:table-cell>
          <table:table-cell office:value-type="string">
            <text:p>Product code=”-2”</text:p>
          </table:table-cell>
          <table:table-cell office:value-type="string">
            <text:p>It should not accept less than 1.</text:p>
          </table:table-cell>
          <table:table-cell office:value-type="string">
            <text:p>It accepts less than 1 value.</text:p>
          </table:table-cell>
          <table:table-cell office:value-type="string">
            <text:p>Fail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2. Fields should be available.</text:p>
          </table:table-cell>
          <table:table-cell office:value-type="string">
            <text:p>2. Observe</text:p>
          </table:table-cell>
          <table:table-cell table:number-columns-repeated="9"/>
        </table:table-row>
        <table:table-row table:style-name="ro2">
          <table:table-cell table:number-columns-repeated="14"/>
        </table:table-row>
        <table:table-row table:style-name="ro2">
          <table:table-cell office:value-type="string">
            <text:p>TC 36</text:p>
          </table:table-cell>
          <table:table-cell office:value-type="string">
            <text:p>product_code_special_characters</text:p>
          </table:table-cell>
          <table:table-cell office:value-type="string">
            <text:p>To check whether special characters are not accepted.</text:p>
          </table:table-cell>
          <table:table-cell office:value-type="string">
            <text:p>1. Purchase order form should be open.</text:p>
          </table:table-cell>
          <table:table-cell office:value-type="string">
            <text:p>1. Enter special characters in the field.</text:p>
          </table:table-cell>
          <table:table-cell office:value-type="string">
            <text:p>Product code=”@23!”</text:p>
          </table:table-cell>
          <table:table-cell office:value-type="string">
            <text:p>Special character should not be accepted.</text:p>
          </table:table-cell>
          <table:table-cell office:value-type="string">
            <text:p>It accepts special characters.</text:p>
          </table:table-cell>
          <table:table-cell office:value-type="string">
            <text:p>Fail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2. Fields should be available.</text:p>
          </table:table-cell>
          <table:table-cell office:value-type="string">
            <text:p>2. Observe</text:p>
          </table:table-cell>
          <table:table-cell table:number-columns-repeated="9"/>
        </table:table-row>
        <table:table-row table:style-name="ro2">
          <table:table-cell table:number-columns-repeated="14"/>
        </table:table-row>
        <table:table-row table:style-name="ro2">
          <table:table-cell office:value-type="string">
            <text:p>TC 37</text:p>
          </table:table-cell>
          <table:table-cell office:value-type="string">
            <text:p>product_code_alphabets</text:p>
          </table:table-cell>
          <table:table-cell office:value-type="string">
            <text:p>To check whether alphabets are not accepted.</text:p>
          </table:table-cell>
          <table:table-cell office:value-type="string">
            <text:p>1. Purchase order form should be open.</text:p>
          </table:table-cell>
          <table:table-cell office:value-type="string">
            <text:p>1. Enter alphabets in the field.</text:p>
          </table:table-cell>
          <table:table-cell office:value-type="string">
            <text:p>Product code=”2d3”</text:p>
          </table:table-cell>
          <table:table-cell office:value-type="string">
            <text:p>Alphabets should not be accepted.</text:p>
          </table:table-cell>
          <table:table-cell office:value-type="string">
            <text:p>It accepts alphabets.</text:p>
          </table:table-cell>
          <table:table-cell office:value-type="string">
            <text:p>Fail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2. Fields should be available.</text:p>
          </table:table-cell>
          <table:table-cell office:value-type="string">
            <text:p>2. Observe</text:p>
          </table:table-cell>
          <table:table-cell table:number-columns-repeated="9"/>
        </table:table-row>
        <table:table-row table:style-name="ro2">
          <table:table-cell table:number-columns-repeated="14"/>
        </table:table-row>
        <table:table-row table:style-name="ro2">
          <table:table-cell office:value-type="string">
            <text:p>TC 38</text:p>
          </table:table-cell>
          <table:table-cell office:value-type="string">
            <text:p>quantity_numeric</text:p>
          </table:table-cell>
          <table:table-cell office:value-type="string">
            <text:p>To check whether only numbers are accepted .</text:p>
          </table:table-cell>
          <table:table-cell office:value-type="string">
            <text:p>1. Purchase order form should be open.</text:p>
          </table:table-cell>
          <table:table-cell office:value-type="string">
            <text:p>1. Enter only numbers.</text:p>
          </table:table-cell>
          <table:table-cell office:value-type="string">
            <text:p>Quantity=”3”</text:p>
          </table:table-cell>
          <table:table-cell office:value-type="string">
            <text:p>Only numbers should be accepted.</text:p>
          </table:table-cell>
          <table:table-cell office:value-type="string">
            <text:p>It accepts only numbers.</text:p>
          </table:table-cell>
          <table:table-cell office:value-type="string">
            <text:p>Pass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2. Fields should be available.</text:p>
          </table:table-cell>
          <table:table-cell office:value-type="string">
            <text:p>2. Observe</text:p>
          </table:table-cell>
          <table:table-cell table:number-columns-repeated="9"/>
        </table:table-row>
        <table:table-row table:style-name="ro2">
          <table:table-cell table:number-columns-repeated="14"/>
        </table:table-row>
        <table:table-row table:style-name="ro2">
          <table:table-cell office:value-type="string">
            <text:p>TC 39</text:p>
          </table:table-cell>
          <table:table-cell office:value-type="string">
            <text:p>quantity_range</text:p>
          </table:table-cell>
          <table:table-cell office:value-type="string">
            <text:p>To check whether the quantity range is between 1-10000</text:p>
          </table:table-cell>
          <table:table-cell office:value-type="string">
            <text:p>1. Purchase order form should be open.</text:p>
          </table:table-cell>
          <table:table-cell office:value-type="string">
            <text:p>1. Enter <text:s/>between 1-10000.</text:p>
          </table:table-cell>
          <table:table-cell office:value-type="string">
            <text:p>Quantity=”3”</text:p>
          </table:table-cell>
          <table:table-cell office:value-type="string">
            <text:p>It should accept numbers from 1-10000.</text:p>
          </table:table-cell>
          <table:table-cell office:value-type="string">
            <text:p>It accepts numbers from 1-10000.</text:p>
          </table:table-cell>
          <table:table-cell office:value-type="string">
            <text:p>Pass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2. Fields should be available.</text:p>
          </table:table-cell>
          <table:table-cell office:value-type="string">
            <text:p>2. Observe</text:p>
          </table:table-cell>
          <table:table-cell table:number-columns-repeated="9"/>
        </table:table-row>
        <table:table-row table:style-name="ro2">
          <table:table-cell table:number-columns-repeated="14"/>
        </table:table-row>
        <table:table-row table:style-name="ro2">
          <table:table-cell office:value-type="string">
            <text:p>TC 40</text:p>
          </table:table-cell>
          <table:table-cell office:value-type="string">
            <text:p>quantity_alphabets</text:p>
          </table:table-cell>
          <table:table-cell office:value-type="string">
            <text:p>To check whether alphabets are not accepted.</text:p>
          </table:table-cell>
          <table:table-cell office:value-type="string">
            <text:p>1. Purchase order form should be open.</text:p>
          </table:table-cell>
          <table:table-cell office:value-type="string">
            <text:p>1. Enter alphabets in the field.</text:p>
          </table:table-cell>
          <table:table-cell office:value-type="string">
            <text:p>Quantity=”3a”</text:p>
          </table:table-cell>
          <table:table-cell office:value-type="string">
            <text:p>Alphabets should not be accepted.</text:p>
          </table:table-cell>
          <table:table-cell office:value-type="string">
            <text:p>It does not accepts alphabets.</text:p>
          </table:table-cell>
          <table:table-cell office:value-type="string">
            <text:p>Pass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2. Fields should be available.</text:p>
          </table:table-cell>
          <table:table-cell office:value-type="string">
            <text:p>2. Observe</text:p>
          </table:table-cell>
          <table:table-cell table:number-columns-repeated="9"/>
        </table:table-row>
        <table:table-row table:style-name="ro2">
          <table:table-cell table:number-columns-repeated="14"/>
        </table:table-row>
        <table:table-row table:style-name="ro2">
          <table:table-cell office:value-type="string">
            <text:p>TC 41</text:p>
          </table:table-cell>
          <table:table-cell office:value-type="string">
            <text:p>quantity_whole</text:p>
          </table:table-cell>
          <table:table-cell office:value-type="string">
            <text:p>To check whether only whole numbers are accepted.</text:p>
          </table:table-cell>
          <table:table-cell office:value-type="string">
            <text:p>1. Purchase order form should be open.</text:p>
          </table:table-cell>
          <table:table-cell office:value-type="string">
            <text:p>1. Enter decimal numbers.</text:p>
          </table:table-cell>
          <table:table-cell office:value-type="string">
            <text:p>Quantity=”2.4”</text:p>
          </table:table-cell>
          <table:table-cell office:value-type="string">
            <text:p>It should accept only whole numbers</text:p>
          </table:table-cell>
          <table:table-cell office:value-type="string">
            <text:p>It accepts decimal numbers also.</text:p>
          </table:table-cell>
          <table:table-cell office:value-type="string">
            <text:p>Fail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2. Fields should be available.</text:p>
          </table:table-cell>
          <table:table-cell office:value-type="string">
            <text:p>2. Observe</text:p>
          </table:table-cell>
          <table:table-cell table:number-columns-repeated="9"/>
        </table:table-row>
        <table:table-row table:style-name="ro2">
          <table:table-cell table:number-columns-repeated="14"/>
        </table:table-row>
        <table:table-row table:style-name="ro2">
          <table:table-cell office:value-type="string">
            <text:p>TC 42</text:p>
          </table:table-cell>
          <table:table-cell office:value-type="string">
            <text:p>unit_price_numeric</text:p>
          </table:table-cell>
          <table:table-cell office:value-type="string">
            <text:p>To check whether only numbers are accepted .</text:p>
          </table:table-cell>
          <table:table-cell office:value-type="string">
            <text:p>1. Purchase order form should be open.</text:p>
          </table:table-cell>
          <table:table-cell office:value-type="string">
            <text:p>1. Enter only numbers.</text:p>
          </table:table-cell>
          <table:table-cell office:value-type="string">
            <text:p>Unit price=”23”</text:p>
          </table:table-cell>
          <table:table-cell office:value-type="string">
            <text:p>Only numbers should be accepted.</text:p>
          </table:table-cell>
          <table:table-cell office:value-type="string">
            <text:p>It accepts only numbers.</text:p>
          </table:table-cell>
          <table:table-cell office:value-type="string">
            <text:p>Pass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2. Fields should be available.</text:p>
          </table:table-cell>
          <table:table-cell office:value-type="string">
            <text:p>2. Observe</text:p>
          </table:table-cell>
          <table:table-cell table:number-columns-repeated="9"/>
        </table:table-row>
        <table:table-row table:style-name="ro2">
          <table:table-cell table:number-columns-repeated="14"/>
        </table:table-row>
        <table:table-row table:style-name="ro2">
          <table:table-cell office:value-type="string">
            <text:p>TC 43</text:p>
          </table:table-cell>
          <table:table-cell office:value-type="string">
            <text:p>unit_price_decimal</text:p>
          </table:table-cell>
          <table:table-cell office:value-type="string">
            <text:p>To check whether it accepts decimal points or not.</text:p>
          </table:table-cell>
          <table:table-cell office:value-type="string">
            <text:p>1. Purchase order form should be open.</text:p>
          </table:table-cell>
          <table:table-cell office:value-type="string">
            <text:p>1. Enter decimal numbers.</text:p>
          </table:table-cell>
          <table:table-cell office:value-type="string">
            <text:p>Unit price=”23.77”</text:p>
          </table:table-cell>
          <table:table-cell office:value-type="string">
            <text:p>Decimal numbers should be accepted.</text:p>
          </table:table-cell>
          <table:table-cell office:value-type="string">
            <text:p>It accepts decimal numbers.</text:p>
          </table:table-cell>
          <table:table-cell office:value-type="string">
            <text:p>Pass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2. Fields should be available.</text:p>
          </table:table-cell>
          <table:table-cell office:value-type="string">
            <text:p>2. Observe</text:p>
          </table:table-cell>
          <table:table-cell table:number-columns-repeated="9"/>
        </table:table-row>
        <table:table-row table:style-name="ro2">
          <table:table-cell table:number-columns-repeated="14"/>
        </table:table-row>
        <table:table-row table:style-name="ro2">
          <table:table-cell office:value-type="string">
            <text:p>TC 44</text:p>
          </table:table-cell>
          <table:table-cell office:value-type="string">
            <text:p>discount_default_value</text:p>
          </table:table-cell>
          <table:table-cell office:value-type="string">
            <text:p>To check whether the default value is 0 or not.</text:p>
          </table:table-cell>
          <table:table-cell office:value-type="string">
            <text:p>1. Purchase order form should be open.</text:p>
          </table:table-cell>
          <table:table-cell office:value-type="string">
            <text:p>1. Observe</text:p>
          </table:table-cell>
          <table:table-cell/>
          <table:table-cell office:value-type="string">
            <text:p>The default value should be 0.</text:p>
          </table:table-cell>
          <table:table-cell office:value-type="string">
            <text:p>The default value is 0.</text:p>
          </table:table-cell>
          <table:table-cell office:value-type="string">
            <text:p>Pass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2. Fields should be available.</text:p>
          </table:table-cell>
          <table:table-cell table:number-columns-repeated="10"/>
        </table:table-row>
        <table:table-row table:style-name="ro2">
          <table:table-cell table:number-columns-repeated="14"/>
        </table:table-row>
        <table:table-row table:style-name="ro2">
          <table:table-cell office:value-type="string">
            <text:p>TC 45</text:p>
          </table:table-cell>
          <table:table-cell office:value-type="string">
            <text:p>discount_numeric</text:p>
          </table:table-cell>
          <table:table-cell office:value-type="string">
            <text:p>To check whether only numbers are accepted .</text:p>
          </table:table-cell>
          <table:table-cell office:value-type="string">
            <text:p>1. Purchase order form should be open.</text:p>
          </table:table-cell>
          <table:table-cell office:value-type="string">
            <text:p>1. Enter only numbers.</text:p>
          </table:table-cell>
          <table:table-cell office:value-type="string">
            <text:p>Discount=”4”</text:p>
          </table:table-cell>
          <table:table-cell office:value-type="string">
            <text:p>Only numbers should be accepted.</text:p>
          </table:table-cell>
          <table:table-cell office:value-type="string">
            <text:p>It accepts only numbers.</text:p>
          </table:table-cell>
          <table:table-cell office:value-type="string">
            <text:p>Pass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2. Fields should be available.</text:p>
          </table:table-cell>
          <table:table-cell office:value-type="string">
            <text:p>2. Observe</text:p>
          </table:table-cell>
          <table:table-cell table:number-columns-repeated="9"/>
        </table:table-row>
        <table:table-row table:style-name="ro2">
          <table:table-cell table:number-columns-repeated="14"/>
        </table:table-row>
        <table:table-row table:style-name="ro2">
          <table:table-cell office:value-type="string">
            <text:p>TC 46</text:p>
          </table:table-cell>
          <table:table-cell office:value-type="string">
            <text:p>discount_whole</text:p>
          </table:table-cell>
          <table:table-cell office:value-type="string">
            <text:p>To check whether <text:s/>whole numbers are accepted.</text:p>
          </table:table-cell>
          <table:table-cell office:value-type="string">
            <text:p>1. Purchase order form should be open.</text:p>
          </table:table-cell>
          <table:table-cell office:value-type="string">
            <text:p>1. Enter whole numbers.</text:p>
          </table:table-cell>
          <table:table-cell office:value-type="string">
            <text:p>Discount=”4”</text:p>
          </table:table-cell>
          <table:table-cell office:value-type="string">
            <text:p>whole numbers should be accepted.</text:p>
          </table:table-cell>
          <table:table-cell office:value-type="string">
            <text:p>It accepts whole numbers.</text:p>
          </table:table-cell>
          <table:table-cell office:value-type="string">
            <text:p>Pass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2. Fields should be available.</text:p>
          </table:table-cell>
          <table:table-cell office:value-type="string">
            <text:p>2. Observe</text:p>
          </table:table-cell>
          <table:table-cell table:number-columns-repeated="9"/>
        </table:table-row>
        <table:table-row table:style-name="ro2">
          <table:table-cell table:number-columns-repeated="14"/>
        </table:table-row>
        <table:table-row table:style-name="ro2">
          <table:table-cell office:value-type="string">
            <text:p>TC 47</text:p>
          </table:table-cell>
          <table:table-cell office:value-type="string">
            <text:p>discount_decimal</text:p>
          </table:table-cell>
          <table:table-cell office:value-type="string">
            <text:p>To check whether it accepts decimal points or not.</text:p>
          </table:table-cell>
          <table:table-cell office:value-type="string">
            <text:p>1. Purchase order form should be open.</text:p>
          </table:table-cell>
          <table:table-cell office:value-type="string">
            <text:p>1. Enter decimal numbers.</text:p>
          </table:table-cell>
          <table:table-cell office:value-type="string">
            <text:p>Discount=”4.7”</text:p>
          </table:table-cell>
          <table:table-cell office:value-type="string">
            <text:p>Decimal numbers should be accepted.</text:p>
          </table:table-cell>
          <table:table-cell office:value-type="string">
            <text:p>Decimal numbers are accepted.</text:p>
          </table:table-cell>
          <table:table-cell office:value-type="string">
            <text:p>Pass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2. Fields should be available.</text:p>
          </table:table-cell>
          <table:table-cell office:value-type="string">
            <text:p>2. Observe</text:p>
          </table:table-cell>
          <table:table-cell table:number-columns-repeated="9"/>
        </table:table-row>
        <table:table-row table:style-name="ro2">
          <table:table-cell table:number-columns-repeated="14"/>
        </table:table-row>
        <table:table-row table:style-name="ro2">
          <table:table-cell office:value-type="string">
            <text:p>TC 48</text:p>
          </table:table-cell>
          <table:table-cell office:value-type="string">
            <text:p>discount_%_character</text:p>
          </table:table-cell>
          <table:table-cell office:value-type="string">
            <text:p>To check whether % character is displayed be default or not.</text:p>
          </table:table-cell>
          <table:table-cell office:value-type="string">
            <text:p>1. Purchase order form should be open.</text:p>
          </table:table-cell>
          <table:table-cell office:value-type="string">
            <text:p>1. Observe</text:p>
          </table:table-cell>
          <table:table-cell/>
          <table:table-cell office:value-type="string">
            <text:p>% character should be displayed by default.</text:p>
          </table:table-cell>
          <table:table-cell office:value-type="string">
            <text:p>% character is displayed by default.</text:p>
          </table:table-cell>
          <table:table-cell office:value-type="string">
            <text:p>Pass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2. Fields should be available.</text:p>
          </table:table-cell>
          <table:table-cell table:number-columns-repeated="10"/>
        </table:table-row>
        <table:table-row table:style-name="ro2">
          <table:table-cell table:number-columns-repeated="14"/>
        </table:table-row>
        <table:table-row table:style-name="ro2">
          <table:table-cell office:value-type="string">
            <text:p>TC 49</text:p>
          </table:table-cell>
          <table:table-cell office:value-type="string">
            <text:p>sub_total_calculation</text:p>
          </table:table-cell>
          <table:table-cell office:value-type="string">
            <text:p>To check whether the sub-total amount is automatically calculated after the values of quantity, unit price and discount are entered.</text:p>
          </table:table-cell>
          <table:table-cell office:value-type="string">
            <text:p>1. Purchase order form should be open.</text:p>
          </table:table-cell>
          <table:table-cell office:value-type="string">
            <text:p>1. Value of quantity should be entered.</text:p>
          </table:table-cell>
          <table:table-cell/>
          <table:table-cell office:value-type="string">
            <text:p>The sub-total amount should be automatically calculated after the values of quantity, unit price and discount are entered.</text:p>
          </table:table-cell>
          <table:table-cell office:value-type="string">
            <text:p>The sub-total amount is automatically calculated after the values of quantity, unit price and discount are entered.</text:p>
          </table:table-cell>
          <table:table-cell office:value-type="string">
            <text:p>Pass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2. Fields should be available.</text:p>
          </table:table-cell>
          <table:table-cell office:value-type="string">
            <text:p>2. Value of unit price should be entered.</text:p>
          </table:table-cell>
          <table:table-cell table:number-columns-repeated="9"/>
        </table:table-row>
        <table:table-row table:style-name="ro2">
          <table:table-cell table:number-columns-repeated="4"/>
          <table:table-cell office:value-type="string">
            <text:p>3. Value of discount should be entered.</text:p>
          </table:table-cell>
          <table:table-cell table:number-columns-repeated="9"/>
        </table:table-row>
        <table:table-row table:style-name="ro2">
          <table:table-cell table:number-columns-repeated="4"/>
          <table:table-cell office:value-type="string">
            <text:p>4. Observe</text:p>
          </table:table-cell>
          <table:table-cell table:number-columns-repeated="9"/>
        </table:table-row>
        <table:table-row table:style-name="ro2">
          <table:table-cell table:number-columns-repeated="14"/>
        </table:table-row>
        <table:table-row table:style-name="ro2">
          <table:table-cell office:value-type="string">
            <text:p>TC 50</text:p>
          </table:table-cell>
          <table:table-cell office:value-type="string">
            <text:p>sub_total_zero</text:p>
          </table:table-cell>
          <table:table-cell office:value-type="string">
            <text:p>To check whether result is not zero.</text:p>
          </table:table-cell>
          <table:table-cell office:value-type="string">
            <text:p>1. Purchase order form should be open.</text:p>
          </table:table-cell>
          <table:table-cell office:value-type="string">
            <text:p>1. Observe</text:p>
          </table:table-cell>
          <table:table-cell/>
          <table:table-cell office:value-type="string">
            <text:p>Result should not be zero.</text:p>
          </table:table-cell>
          <table:table-cell office:value-type="string">
            <text:p>Result is not zero.</text:p>
          </table:table-cell>
          <table:table-cell office:value-type="string">
            <text:p>Pass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2. Fields should be available.</text:p>
          </table:table-cell>
          <table:table-cell table:number-columns-repeated="10"/>
        </table:table-row>
        <table:table-row table:style-name="ro2">
          <table:table-cell table:number-columns-repeated="3"/>
          <table:table-cell office:value-type="string">
            <text:p>3. Value of quantity should be entered.</text:p>
          </table:table-cell>
          <table:table-cell table:number-columns-repeated="10"/>
        </table:table-row>
        <table:table-row table:style-name="ro2">
          <table:table-cell table:number-columns-repeated="3"/>
          <table:table-cell office:value-type="string">
            <text:p>4. Value of unit price should be entered.</text:p>
          </table:table-cell>
          <table:table-cell table:number-columns-repeated="10"/>
        </table:table-row>
        <table:table-row table:style-name="ro2">
          <table:table-cell table:number-columns-repeated="3"/>
          <table:table-cell office:value-type="string">
            <text:p>5. Value of discount should be entered.</text:p>
          </table:table-cell>
          <table:table-cell table:number-columns-repeated="10"/>
        </table:table-row>
        <table:table-row table:style-name="ro2">
          <table:table-cell table:number-columns-repeated="14"/>
        </table:table-row>
        <table:table-row table:style-name="ro2">
          <table:table-cell office:value-type="string">
            <text:p>TC 51</text:p>
          </table:table-cell>
          <table:table-cell office:value-type="string">
            <text:p>sub_total_whole</text:p>
          </table:table-cell>
          <table:table-cell office:value-type="string">
            <text:p>To check whether the result could be a whole number.</text:p>
          </table:table-cell>
          <table:table-cell office:value-type="string">
            <text:p>1. Purchase order form should be open.</text:p>
          </table:table-cell>
          <table:table-cell office:value-type="string">
            <text:p>1. Observe</text:p>
          </table:table-cell>
          <table:table-cell/>
          <table:table-cell office:value-type="string">
            <text:p>Result can be a whole number.</text:p>
          </table:table-cell>
          <table:table-cell office:value-type="string">
            <text:p>Result is whole number.</text:p>
          </table:table-cell>
          <table:table-cell office:value-type="string">
            <text:p>Pass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2. Fields should be available.</text:p>
          </table:table-cell>
          <table:table-cell table:number-columns-repeated="10"/>
        </table:table-row>
        <table:table-row table:style-name="ro2">
          <table:table-cell table:number-columns-repeated="3"/>
          <table:table-cell office:value-type="string">
            <text:p>3. Value of quantity should be entered.</text:p>
          </table:table-cell>
          <table:table-cell table:number-columns-repeated="10"/>
        </table:table-row>
        <table:table-row table:style-name="ro2">
          <table:table-cell table:number-columns-repeated="3"/>
          <table:table-cell office:value-type="string">
            <text:p>4. Value of unit price should be entered.</text:p>
          </table:table-cell>
          <table:table-cell table:number-columns-repeated="10"/>
        </table:table-row>
        <table:table-row table:style-name="ro2">
          <table:table-cell table:number-columns-repeated="3"/>
          <table:table-cell office:value-type="string">
            <text:p>5. Value of discount should be entered.</text:p>
          </table:table-cell>
          <table:table-cell table:number-columns-repeated="10"/>
        </table:table-row>
        <table:table-row table:style-name="ro2">
          <table:table-cell table:number-columns-repeated="14"/>
        </table:table-row>
        <table:table-row table:style-name="ro2">
          <table:table-cell office:value-type="string">
            <text:p>TC 52</text:p>
          </table:table-cell>
          <table:table-cell office:value-type="string">
            <text:p>sub_total_decimal</text:p>
          </table:table-cell>
          <table:table-cell office:value-type="string">
            <text:p>To check whether the result could be a decimal number.</text:p>
          </table:table-cell>
          <table:table-cell office:value-type="string">
            <text:p>1. Purchase order form should be open.</text:p>
          </table:table-cell>
          <table:table-cell office:value-type="string">
            <text:p>1. Observe</text:p>
          </table:table-cell>
          <table:table-cell/>
          <table:table-cell office:value-type="string">
            <text:p>Result can be a decimal number.</text:p>
          </table:table-cell>
          <table:table-cell office:value-type="string">
            <text:p>Result is numbers with decimal points.</text:p>
          </table:table-cell>
          <table:table-cell office:value-type="string">
            <text:p>Pass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2. Fields should be available.</text:p>
          </table:table-cell>
          <table:table-cell table:number-columns-repeated="10"/>
        </table:table-row>
        <table:table-row table:style-name="ro2">
          <table:table-cell table:number-columns-repeated="3"/>
          <table:table-cell office:value-type="string">
            <text:p>3. Value of quantity should be entered.</text:p>
          </table:table-cell>
          <table:table-cell table:number-columns-repeated="10"/>
        </table:table-row>
        <table:table-row table:style-name="ro2">
          <table:table-cell table:number-columns-repeated="3"/>
          <table:table-cell office:value-type="string">
            <text:p>4. Value of unit price should be entered.</text:p>
          </table:table-cell>
          <table:table-cell table:number-columns-repeated="10"/>
        </table:table-row>
        <table:table-row table:style-name="ro2">
          <table:table-cell table:number-columns-repeated="3"/>
          <table:table-cell office:value-type="string">
            <text:p>5. Value of discount should be entered.</text:p>
          </table:table-cell>
          <table:table-cell table:number-columns-repeated="10"/>
        </table:table-row>
        <table:table-row table:style-name="ro2">
          <table:table-cell table:number-columns-repeated="14"/>
        </table:table-row>
        <table:table-row table:style-name="ro2">
          <table:table-cell office:value-type="string">
            <text:p>TC 53</text:p>
          </table:table-cell>
          <table:table-cell office:value-type="string">
            <text:p>taxing_scheme_edit</text:p>
          </table:table-cell>
          <table:table-cell office:value-type="string">
            <text:p>To check whether the field is not editable.</text:p>
          </table:table-cell>
          <table:table-cell office:value-type="string">
            <text:p>1. Purchase order form should be open.</text:p>
          </table:table-cell>
          <table:table-cell office:value-type="string">
            <text:p>1. Click on the field.</text:p>
          </table:table-cell>
          <table:table-cell office:value-type="string">
            <text:p>Taxing=”2w”</text:p>
          </table:table-cell>
          <table:table-cell office:value-type="string">
            <text:p>The field should not be editable.</text:p>
          </table:table-cell>
          <table:table-cell office:value-type="string">
            <text:p>It is editable.</text:p>
          </table:table-cell>
          <table:table-cell office:value-type="string">
            <text:p>Fail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2. Fields should be available.</text:p>
          </table:table-cell>
          <table:table-cell office:value-type="string">
            <text:p>2. Enter data.</text:p>
          </table:table-cell>
          <table:table-cell table:number-columns-repeated="9"/>
        </table:table-row>
        <table:table-row table:style-name="ro2">
          <table:table-cell table:number-columns-repeated="4"/>
          <table:table-cell office:value-type="string">
            <text:p>3. Observe</text:p>
          </table:table-cell>
          <table:table-cell table:number-columns-repeated="9"/>
        </table:table-row>
        <table:table-row table:style-name="ro2">
          <table:table-cell table:number-columns-repeated="14"/>
        </table:table-row>
        <table:table-row table:style-name="ro2">
          <table:table-cell office:value-type="string">
            <text:p>TC 54</text:p>
          </table:table-cell>
          <table:table-cell office:value-type="string">
            <text:p>taxing_scheme_value</text:p>
          </table:table-cell>
          <table:table-cell office:value-type="string">
            <text:p>To check whether the value selected from the drop down is displayed or not.</text:p>
          </table:table-cell>
          <table:table-cell office:value-type="string">
            <text:p>1. Purchase order form should be open.</text:p>
          </table:table-cell>
          <table:table-cell office:value-type="string">
            <text:p>1. Click on drop down arrow.</text:p>
          </table:table-cell>
          <table:table-cell office:value-type="string">
            <text:p>Value=”2”</text:p>
          </table:table-cell>
          <table:table-cell office:value-type="string">
            <text:p>Selected value from the drop down should be displayed .</text:p>
          </table:table-cell>
          <table:table-cell office:value-type="string">
            <text:p>Selected <text:s/>value from the drop down is displayed.</text:p>
          </table:table-cell>
          <table:table-cell office:value-type="string">
            <text:p>Pass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2. Fields should be available.</text:p>
          </table:table-cell>
          <table:table-cell office:value-type="string">
            <text:p>2. Select the value.</text:p>
          </table:table-cell>
          <table:table-cell table:number-columns-repeated="9"/>
        </table:table-row>
        <table:table-row table:style-name="ro2">
          <table:table-cell table:number-columns-repeated="3"/>
          <table:table-cell office:value-type="string">
            <text:p>3. Values should be present in the drop down </text:p>
          </table:table-cell>
          <table:table-cell office:value-type="string">
            <text:p>3. Observe</text:p>
          </table:table-cell>
          <table:table-cell table:number-columns-repeated="9"/>
        </table:table-row>
        <table:table-row table:style-name="ro2">
          <table:table-cell table:number-columns-repeated="14"/>
        </table:table-row>
        <table:table-row table:style-name="ro2">
          <table:table-cell office:value-type="string">
            <text:p>TC 55</text:p>
          </table:table-cell>
          <table:table-cell office:value-type="string">
            <text:p>currency_edit</text:p>
          </table:table-cell>
          <table:table-cell office:value-type="string">
            <text:p>To check whether the field is not editable.</text:p>
          </table:table-cell>
          <table:table-cell office:value-type="string">
            <text:p>1. Purchase order form should be open.</text:p>
          </table:table-cell>
          <table:table-cell office:value-type="string">
            <text:p>1. Click on the field.</text:p>
          </table:table-cell>
          <table:table-cell office:value-type="string">
            <text:p>Currency=”rs”</text:p>
          </table:table-cell>
          <table:table-cell office:value-type="string">
            <text:p>The field should not be editable.</text:p>
          </table:table-cell>
          <table:table-cell office:value-type="string">
            <text:p>The field is not editable.</text:p>
          </table:table-cell>
          <table:table-cell office:value-type="string">
            <text:p>Pass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2. Fields should be available.</text:p>
          </table:table-cell>
          <table:table-cell office:value-type="string">
            <text:p>2. Enter data.</text:p>
          </table:table-cell>
          <table:table-cell table:number-columns-repeated="9"/>
        </table:table-row>
        <table:table-row table:style-name="ro2">
          <table:table-cell table:number-columns-repeated="4"/>
          <table:table-cell office:value-type="string">
            <text:p>3. Observe</text:p>
          </table:table-cell>
          <table:table-cell table:number-columns-repeated="9"/>
        </table:table-row>
        <table:table-row table:style-name="ro2">
          <table:table-cell table:number-columns-repeated="14"/>
        </table:table-row>
        <table:table-row table:style-name="ro2">
          <table:table-cell office:value-type="string">
            <text:p>TC 56</text:p>
          </table:table-cell>
          <table:table-cell office:value-type="string">
            <text:p>currency_value</text:p>
          </table:table-cell>
          <table:table-cell office:value-type="string">
            <text:p>To check whether the value selected from the drop down is displayed or not.</text:p>
          </table:table-cell>
          <table:table-cell office:value-type="string">
            <text:p>1. Purchase order form should be open.</text:p>
          </table:table-cell>
          <table:table-cell office:value-type="string">
            <text:p>1. Click on drop down arrow.</text:p>
          </table:table-cell>
          <table:table-cell office:value-type="string">
            <text:p>Value=”2”</text:p>
          </table:table-cell>
          <table:table-cell office:value-type="string">
            <text:p>Selected value from the drop down should be displayed .</text:p>
          </table:table-cell>
          <table:table-cell office:value-type="string">
            <text:p>Selected <text:s/>value from the drop down is displayed.</text:p>
          </table:table-cell>
          <table:table-cell office:value-type="string">
            <text:p>Pass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2. Fields should be available.</text:p>
          </table:table-cell>
          <table:table-cell office:value-type="string">
            <text:p>2. Select the value.</text:p>
          </table:table-cell>
          <table:table-cell table:number-columns-repeated="9"/>
        </table:table-row>
        <table:table-row table:style-name="ro2">
          <table:table-cell table:number-columns-repeated="3"/>
          <table:table-cell office:value-type="string">
            <text:p>3. Values should be present in the drop down </text:p>
          </table:table-cell>
          <table:table-cell office:value-type="string">
            <text:p>3. Observe</text:p>
          </table:table-cell>
          <table:table-cell table:number-columns-repeated="9"/>
        </table:table-row>
        <table:table-row table:style-name="ro2">
          <table:table-cell table:number-columns-repeated="14"/>
        </table:table-row>
        <table:table-row table:style-name="ro2">
          <table:table-cell office:value-type="string">
            <text:p>TC 57</text:p>
          </table:table-cell>
          <table:table-cell office:value-type="string">
            <text:p>remark_alphanumeric</text:p>
          </table:table-cell>
          <table:table-cell office:value-type="string">
            <text:p>To check whether alphanumeric values are accepted.</text:p>
          </table:table-cell>
          <table:table-cell office:value-type="string">
            <text:p>1. Purchase order form should be open.</text:p>
          </table:table-cell>
          <table:table-cell office:value-type="string">
            <text:p>1 .Enter alphanumeric characters</text:p>
          </table:table-cell>
          <table:table-cell office:value-type="string">
            <text:p>Remark=”good4!”</text:p>
          </table:table-cell>
          <table:table-cell office:value-type="string">
            <text:p>Alphanumeric values should be accepted.</text:p>
          </table:table-cell>
          <table:table-cell office:value-type="string">
            <text:p>Alphanumeric values are accepted.</text:p>
          </table:table-cell>
          <table:table-cell office:value-type="string">
            <text:p>Pass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2. Fields should be available.</text:p>
          </table:table-cell>
          <table:table-cell office:value-type="string">
            <text:p>2. Observe</text:p>
          </table:table-cell>
          <table:table-cell table:number-columns-repeated="9"/>
        </table:table-row>
        <table:table-row table:style-name="ro2">
          <table:table-cell table:number-columns-repeated="14"/>
        </table:table-row>
        <table:table-row table:style-name="ro2">
          <table:table-cell office:value-type="string">
            <text:p>TC 58</text:p>
          </table:table-cell>
          <table:table-cell office:value-type="string">
            <text:p>remark_numeric</text:p>
          </table:table-cell>
          <table:table-cell office:value-type="string">
            <text:p>To check whether it does not accepts only numbers.</text:p>
          </table:table-cell>
          <table:table-cell office:value-type="string">
            <text:p>1. Purchase order form should be open.</text:p>
          </table:table-cell>
          <table:table-cell office:value-type="string">
            <text:p>1 .Enter only numbers.</text:p>
          </table:table-cell>
          <table:table-cell office:value-type="string">
            <text:p>Remark=”123”</text:p>
          </table:table-cell>
          <table:table-cell office:value-type="string">
            <text:p>Only numbers should not be accepted.</text:p>
          </table:table-cell>
          <table:table-cell office:value-type="string">
            <text:p>It accepts only numbers.</text:p>
          </table:table-cell>
          <table:table-cell office:value-type="string">
            <text:p>Fail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2. Fields should be available.</text:p>
          </table:table-cell>
          <table:table-cell office:value-type="string">
            <text:p>2. Observe</text:p>
          </table:table-cell>
          <table:table-cell table:number-columns-repeated="9"/>
        </table:table-row>
        <table:table-row table:style-name="ro2">
          <table:table-cell table:number-columns-repeated="14"/>
        </table:table-row>
        <table:table-row table:style-name="ro2">
          <table:table-cell office:value-type="string">
            <text:p>TC 59</text:p>
          </table:table-cell>
          <table:table-cell office:value-type="string">
            <text:p>remark_special_characters</text:p>
          </table:table-cell>
          <table:table-cell office:value-type="string">
            <text:p>To check whether it does not accepts only special characters.</text:p>
          </table:table-cell>
          <table:table-cell office:value-type="string">
            <text:p>1. Purchase order form should be open.</text:p>
          </table:table-cell>
          <table:table-cell office:value-type="string">
            <text:p>1 .Enter only special characters.</text:p>
          </table:table-cell>
          <table:table-cell table:style-name="ce3" office:value-type="string">
            <text:p>Remark=”@!#”</text:p>
          </table:table-cell>
          <table:table-cell office:value-type="string">
            <text:p>Only special characters should not be accepted.</text:p>
          </table:table-cell>
          <table:table-cell office:value-type="string">
            <text:p>It accepts only special characters.</text:p>
          </table:table-cell>
          <table:table-cell office:value-type="string">
            <text:p>Fail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2. Fields should be available.</text:p>
          </table:table-cell>
          <table:table-cell office:value-type="string">
            <text:p>2. Observe</text:p>
          </table:table-cell>
          <table:table-cell table:number-columns-repeated="9"/>
        </table:table-row>
        <table:table-row table:style-name="ro2">
          <table:table-cell table:number-columns-repeated="14"/>
        </table:table-row>
        <table:table-row table:style-name="ro3">
          <table:table-cell office:value-type="string">
            <text:p>TC 60</text:p>
          </table:table-cell>
          <table:table-cell office:value-type="string">
            <text:p>remark_limit</text:p>
          </table:table-cell>
          <table:table-cell office:value-type="string">
            <text:p>To check whether the remark does not exceeds beyond 100 characters.</text:p>
          </table:table-cell>
          <table:table-cell office:value-type="string">
            <text:p>1. Purchase order form should be open.</text:p>
          </table:table-cell>
          <table:table-cell office:value-type="string">
            <text:p>1.Enter more than 100 characters.</text:p>
          </table:table-cell>
          <table:table-cell office:value-type="string">
            <text:p>Remark=”<text:a xlink:href="mailto:1dedf2@ggggggggggg">1dedf2@ggggggggggg</text:a>”</text:p>
          </table:table-cell>
          <table:table-cell office:value-type="string">
            <text:p>The remark should not exceed Beyond 100 characters.</text:p>
          </table:table-cell>
          <table:table-cell office:value-type="string">
            <text:p>It accepts beyond 100 characters.</text:p>
          </table:table-cell>
          <table:table-cell office:value-type="string">
            <text:p>Fail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2. Fields should be available.</text:p>
          </table:table-cell>
          <table:table-cell office:value-type="string">
            <text:p>2. Observe</text:p>
          </table:table-cell>
          <table:table-cell table:number-columns-repeated="9"/>
        </table:table-row>
        <table:table-row table:style-name="ro2">
          <table:table-cell table:number-columns-repeated="14"/>
        </table:table-row>
        <table:table-row table:style-name="ro2">
          <table:table-cell office:value-type="string">
            <text:p>TC 61</text:p>
          </table:table-cell>
          <table:table-cell office:value-type="string">
            <text:p>new_button</text:p>
          </table:table-cell>
          <table:table-cell office:value-type="string">
            <text:p>To check whether the previous contents are saved and a new blank page is displayed.</text:p>
          </table:table-cell>
          <table:table-cell office:value-type="string">
            <text:p>1. Purchase order form should be open.</text:p>
          </table:table-cell>
          <table:table-cell office:value-type="string">
            <text:p>1.Click on the new Button.</text:p>
          </table:table-cell>
          <table:table-cell/>
          <table:table-cell office:value-type="string">
            <text:p>The previous content should be saved and new blank page should be opened.</text:p>
          </table:table-cell>
          <table:table-cell office:value-type="string">
            <text:p>Previous contents are saved and a new blank page is displayed.</text:p>
          </table:table-cell>
          <table:table-cell office:value-type="string">
            <text:p>Pass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2. New button should be available.</text:p>
          </table:table-cell>
          <table:table-cell office:value-type="string">
            <text:p>2. Observe</text:p>
          </table:table-cell>
          <table:table-cell table:number-columns-repeated="9"/>
        </table:table-row>
        <table:table-row table:style-name="ro2">
          <table:table-cell table:number-columns-repeated="14"/>
        </table:table-row>
        <table:table-row table:style-name="ro2">
          <table:table-cell office:value-type="string">
            <text:p>TC 62</text:p>
          </table:table-cell>
          <table:table-cell office:value-type="string">
            <text:p>save_button</text:p>
          </table:table-cell>
          <table:table-cell office:value-type="string">
            <text:p>To check whether the contents of the page is saved or not and is displayed on the LHS of the screen.</text:p>
          </table:table-cell>
          <table:table-cell office:value-type="string">
            <text:p>1. Purchase order form should be open.</text:p>
          </table:table-cell>
          <table:table-cell office:value-type="string">
            <text:p>1. Fill the form.</text:p>
          </table:table-cell>
          <table:table-cell/>
          <table:table-cell office:value-type="string">
            <text:p>The contents of the page should be saved and it should be displayed on the LHS of the screen.</text:p>
          </table:table-cell>
          <table:table-cell office:value-type="string">
            <text:p>The contents of the page is saved and is displayed on the LHS of the screen.</text:p>
          </table:table-cell>
          <table:table-cell office:value-type="string">
            <text:p>Pass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2. Save button should be available.</text:p>
          </table:table-cell>
          <table:table-cell office:value-type="string">
            <text:p>2.Click on the save Button.</text:p>
          </table:table-cell>
          <table:table-cell table:number-columns-repeated="9"/>
        </table:table-row>
        <table:table-row table:style-name="ro2">
          <table:table-cell table:number-columns-repeated="4"/>
          <table:table-cell office:value-type="string">
            <text:p>3. Observe</text:p>
          </table:table-cell>
          <table:table-cell table:number-columns-repeated="9"/>
        </table:table-row>
        <table:table-row table:style-name="ro2">
          <table:table-cell table:number-columns-repeated="14"/>
        </table:table-row>
        <table:table-row table:style-name="ro2">
          <table:table-cell office:value-type="string">
            <text:p>TC 63</text:p>
          </table:table-cell>
          <table:table-cell office:value-type="string">
            <text:p>preview_button</text:p>
          </table:table-cell>
          <table:table-cell office:value-type="string">
            <text:p>To check whether it displays the details of the purchase order in another window.</text:p>
          </table:table-cell>
          <table:table-cell office:value-type="string">
            <text:p>1. Purchase order form should be open.</text:p>
          </table:table-cell>
          <table:table-cell office:value-type="string">
            <text:p>1. Fill the form.</text:p>
          </table:table-cell>
          <table:table-cell/>
          <table:table-cell office:value-type="string">
            <text:p>The details of the purchase order should be displayed in another window.</text:p>
          </table:table-cell>
          <table:table-cell office:value-type="string">
            <text:p>The details of the purchase order is displayed in another window.</text:p>
          </table:table-cell>
          <table:table-cell office:value-type="string">
            <text:p>Pass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2. Preview button should be available.</text:p>
          </table:table-cell>
          <table:table-cell office:value-type="string">
            <text:p>2.Click on the Preview Button.</text:p>
          </table:table-cell>
          <table:table-cell table:number-columns-repeated="9"/>
        </table:table-row>
        <table:table-row table:style-name="ro2">
          <table:table-cell table:number-columns-repeated="4"/>
          <table:table-cell office:value-type="string">
            <text:p>3. Observe</text:p>
          </table:table-cell>
          <table:table-cell table:number-columns-repeated="9"/>
        </table:table-row>
        <table:table-row table:style-name="ro2">
          <table:table-cell table:number-columns-repeated="14"/>
        </table:table-row>
        <table:table-row table:style-name="ro2">
          <table:table-cell office:value-type="string">
            <text:p>TC 64</text:p>
          </table:table-cell>
          <table:table-cell office:value-type="string">
            <text:p>attachment_button_menu</text:p>
          </table:table-cell>
          <table:table-cell office:value-type="string">
            <text:p>To check whether on clicking this button dialog box is opened displaying new, save and cancel options.</text:p>
          </table:table-cell>
          <table:table-cell office:value-type="string">
            <text:p>1. Purchase order form should be open.</text:p>
          </table:table-cell>
          <table:table-cell office:value-type="string">
            <text:p>1.Click on the attachment button.</text:p>
          </table:table-cell>
          <table:table-cell/>
          <table:table-cell office:value-type="string">
            <text:p>It should open a dialog box displaying new, save and cancel options.</text:p>
          </table:table-cell>
          <table:table-cell office:value-type="string">
            <text:p>It opens a dialog box displaying new, save and cancel options.</text:p>
          </table:table-cell>
          <table:table-cell office:value-type="string">
            <text:p>Pass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2. Attachment button should be available.</text:p>
          </table:table-cell>
          <table:table-cell office:value-type="string">
            <text:p>2. Observe</text:p>
          </table:table-cell>
          <table:table-cell table:number-columns-repeated="9"/>
        </table:table-row>
        <table:table-row table:style-name="ro2">
          <table:table-cell table:number-columns-repeated="14"/>
        </table:table-row>
        <table:table-row table:style-name="ro2">
          <table:table-cell office:value-type="string">
            <text:p>TC 65</text:p>
          </table:table-cell>
          <table:table-cell office:value-type="string">
            <text:p>attachment_button_new</text:p>
          </table:table-cell>
          <table:table-cell office:value-type="string">
            <text:p>To check whether on clicking add new the contents of the system should be displayed.</text:p>
          </table:table-cell>
          <table:table-cell office:value-type="string">
            <text:p>1. Purchase order form should be open.</text:p>
          </table:table-cell>
          <table:table-cell office:value-type="string">
            <text:p>1.Click on the attachment button.</text:p>
          </table:table-cell>
          <table:table-cell/>
          <table:table-cell office:value-type="string">
            <text:p>It should display the contents of the system.</text:p>
          </table:table-cell>
          <table:table-cell office:value-type="string">
            <text:p>It displays contents of the system.</text:p>
          </table:table-cell>
          <table:table-cell office:value-type="string">
            <text:p>Pass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2. Attachment button should be available.</text:p>
          </table:table-cell>
          <table:table-cell office:value-type="string">
            <text:p>2. Click on add new.</text:p>
          </table:table-cell>
          <table:table-cell table:number-columns-repeated="9"/>
        </table:table-row>
        <table:table-row table:style-name="ro2">
          <table:table-cell table:number-columns-repeated="4"/>
          <table:table-cell office:value-type="string">
            <text:p>3. Observe</text:p>
          </table:table-cell>
          <table:table-cell table:number-columns-repeated="9"/>
        </table:table-row>
        <table:table-row table:style-name="ro2">
          <table:table-cell table:number-columns-repeated="14"/>
        </table:table-row>
        <table:table-row table:style-name="ro2">
          <table:table-cell office:value-type="string">
            <text:p>TC 66</text:p>
          </table:table-cell>
          <table:table-cell office:value-type="string">
            <text:p>attachment_button_add</text:p>
          </table:table-cell>
          <table:table-cell office:value-type="string">
            <text:p>To check whether the selected attachment is added to the PO.</text:p>
          </table:table-cell>
          <table:table-cell office:value-type="string">
            <text:p>1. Purchase order form should be open.</text:p>
          </table:table-cell>
          <table:table-cell office:value-type="string">
            <text:p>1.Click on the attachment button.</text:p>
          </table:table-cell>
          <table:table-cell office:value-type="string">
            <text:p>Attachment=”file name”</text:p>
          </table:table-cell>
          <table:table-cell office:value-type="string">
            <text:p>The selected attachment should be added to the PO.</text:p>
          </table:table-cell>
          <table:table-cell office:value-type="string">
            <text:p>The selected attachment is added to the PO</text:p>
          </table:table-cell>
          <table:table-cell office:value-type="string">
            <text:p>Pass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2. Attachment button should be available.</text:p>
          </table:table-cell>
          <table:table-cell office:value-type="string">
            <text:p>2. Click on add new.</text:p>
          </table:table-cell>
          <table:table-cell table:number-columns-repeated="9"/>
        </table:table-row>
        <table:table-row table:style-name="ro2">
          <table:table-cell table:number-columns-repeated="4"/>
          <table:table-cell office:value-type="string">
            <text:p>3. Select the attachment.</text:p>
          </table:table-cell>
          <table:table-cell table:number-columns-repeated="9"/>
        </table:table-row>
        <table:table-row table:style-name="ro2">
          <table:table-cell table:number-columns-repeated="4"/>
          <table:table-cell office:value-type="string">
            <text:p>4. Observe</text:p>
          </table:table-cell>
          <table:table-cell table:number-columns-repeated="9"/>
        </table:table-row>
        <table:table-row table:style-name="ro2">
          <table:table-cell table:number-columns-repeated="14"/>
        </table:table-row>
        <table:table-row table:style-name="ro2">
          <table:table-cell office:value-type="string">
            <text:p>TC 67</text:p>
          </table:table-cell>
          <table:table-cell office:value-type="string">
            <text:p>sticky_add</text:p>
          </table:table-cell>
          <table:table-cell office:value-type="string">
            <text:p>To check whether on clicking sticky button , a sticky note is added to the page or not.</text:p>
          </table:table-cell>
          <table:table-cell office:value-type="string">
            <text:p>1. Purchase order form should be open.</text:p>
          </table:table-cell>
          <table:table-cell office:value-type="string">
            <text:p>1. Click on the sticky button</text:p>
          </table:table-cell>
          <table:table-cell/>
          <table:table-cell office:value-type="string">
            <text:p>A sticky note should be added on the page.</text:p>
          </table:table-cell>
          <table:table-cell office:value-type="string">
            <text:p>A sticky note is added on the page.</text:p>
          </table:table-cell>
          <table:table-cell office:value-type="string">
            <text:p>Pass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2. Sticky button should be available.</text:p>
          </table:table-cell>
          <table:table-cell office:value-type="string">
            <text:p>2. Observe</text:p>
          </table:table-cell>
          <table:table-cell table:number-columns-repeated="9"/>
        </table:table-row>
        <table:table-row table:style-name="ro2">
          <table:table-cell table:number-columns-repeated="14"/>
        </table:table-row>
        <table:table-row table:style-name="ro2">
          <table:table-cell office:value-type="string">
            <text:p>TC 68</text:p>
          </table:table-cell>
          <table:table-cell office:value-type="string">
            <text:p>sticky_write</text:p>
          </table:table-cell>
          <table:table-cell office:value-type="string">
            <text:p>To check whether any information can be written on the note or not.</text:p>
          </table:table-cell>
          <table:table-cell office:value-type="string">
            <text:p>1. Purchase order form should be open.</text:p>
          </table:table-cell>
          <table:table-cell office:value-type="string">
            <text:p>1. Click on the sticky note.</text:p>
          </table:table-cell>
          <table:table-cell office:value-type="string">
            <text:p>Sticky note=”qw2!”</text:p>
          </table:table-cell>
          <table:table-cell office:value-type="string">
            <text:p>On the sticky note any information could be written.</text:p>
          </table:table-cell>
          <table:table-cell office:value-type="string">
            <text:p>Any information can be written.</text:p>
          </table:table-cell>
          <table:table-cell office:value-type="string">
            <text:p>Pass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2. Sticky button should be available.</text:p>
          </table:table-cell>
          <table:table-cell office:value-type="string">
            <text:p>2. Write on the note.</text:p>
          </table:table-cell>
          <table:table-cell table:number-columns-repeated="9"/>
        </table:table-row>
        <table:table-row table:style-name="ro2">
          <table:table-cell table:number-columns-repeated="3"/>
          <table:table-cell office:value-type="string">
            <text:p>3. Sticky note should be available</text:p>
          </table:table-cell>
          <table:table-cell office:value-type="string">
            <text:p>3. Observe</text:p>
          </table:table-cell>
          <table:table-cell table:number-columns-repeated="9"/>
        </table:table-row>
        <table:table-row table:style-name="ro2">
          <table:table-cell table:number-columns-repeated="14"/>
        </table:table-row>
        <table:table-row table:style-name="ro2">
          <table:table-cell office:value-type="string">
            <text:p>TC 69</text:p>
          </table:table-cell>
          <table:table-cell office:value-type="string">
            <text:p>sticky_move</text:p>
          </table:table-cell>
          <table:table-cell office:value-type="string">
            <text:p>To check whether the sticky note can be moved or not. </text:p>
          </table:table-cell>
          <table:table-cell office:value-type="string">
            <text:p>1. Purchase order form should be open.</text:p>
          </table:table-cell>
          <table:table-cell office:value-type="string">
            <text:p>1. Click on the sticky note.</text:p>
          </table:table-cell>
          <table:table-cell/>
          <table:table-cell office:value-type="string">
            <text:p>The sticky note should be able to move anywhere.</text:p>
          </table:table-cell>
          <table:table-cell office:value-type="string">
            <text:p>A sticky note can be moved to any part of the screen.</text:p>
          </table:table-cell>
          <table:table-cell office:value-type="string">
            <text:p>Pass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2. Sticky button should be available.</text:p>
          </table:table-cell>
          <table:table-cell office:value-type="string">
            <text:p>2. Move the note.</text:p>
          </table:table-cell>
          <table:table-cell table:number-columns-repeated="9"/>
        </table:table-row>
        <table:table-row table:style-name="ro2">
          <table:table-cell table:number-columns-repeated="3"/>
          <table:table-cell office:value-type="string">
            <text:p>3. Sticky note should be available</text:p>
          </table:table-cell>
          <table:table-cell office:value-type="string">
            <text:p>3. Observe</text:p>
          </table:table-cell>
          <table:table-cell table:number-columns-repeated="9"/>
        </table:table-row>
        <table:table-row table:style-name="ro2">
          <table:table-cell table:number-columns-repeated="14"/>
        </table:table-row>
        <table:table-row table:style-name="ro2">
          <table:table-cell office:value-type="string">
            <text:p>TC 70</text:p>
          </table:table-cell>
          <table:table-cell office:value-type="string">
            <text:p>close_button</text:p>
          </table:table-cell>
          <table:table-cell office:value-type="string">
            <text:p>To check whether on clicking this button the purchase page is closed or not and the search page is displayed or not.</text:p>
          </table:table-cell>
          <table:table-cell office:value-type="string">
            <text:p>1. Purchase order form should be open.</text:p>
          </table:table-cell>
          <table:table-cell office:value-type="string">
            <text:p>1. Click on the close button.</text:p>
          </table:table-cell>
          <table:table-cell/>
          <table:table-cell office:value-type="string">
            <text:p>It should close the purchase page and should display the search page</text:p>
          </table:table-cell>
          <table:table-cell office:value-type="string">
            <text:p>It closes the purchase page and displays the search page.</text:p>
          </table:table-cell>
          <table:table-cell office:value-type="string">
            <text:p>Pass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2. Close button should be available.</text:p>
          </table:table-cell>
          <table:table-cell office:value-type="string">
            <text:p>2. Observe</text:p>
          </table:table-cell>
          <table:table-cell table:number-columns-repeated="9"/>
        </table:table-row>
        <table:table-row table:style-name="ro2">
          <table:table-cell table:number-columns-repeated="14"/>
        </table:table-row>
        <table:table-row table:style-name="ro2">
          <table:table-cell table:number-columns-repeated="13"/>
          <table:table-cell office:value-type="string">
            <text:p><text:s/></text:p>
          </table:table-cell>
        </table:table-row>
      </table:table>
      <table:table table:name="Sheet2" table:style-name="ta1" table:print="false">
        <table:table-column table:style-name="co8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8" table:number-columns-repeated="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2">
          <table:table-cell table:style-name="ce4" office:value-type="string" table:number-columns-spanned="2" table:number-rows-spanned="1">
            <text:p>DEFECT REPORT</text:p>
          </table:table-cell>
          <table:covered-table-cell table:style-name="ce5"/>
          <table:table-cell table:style-name="ce5" table:number-columns-repeated="2"/>
          <table:table-cell table:number-columns-repeated="6"/>
        </table:table-row>
        <table:table-row table:style-name="ro2">
          <table:table-cell table:number-columns-repeated="10"/>
        </table:table-row>
        <table:table-row table:style-name="ro2">
          <table:table-cell table:style-name="ce2" office:value-type="string">
            <text:p>Defect ID</text:p>
          </table:table-cell>
          <table:table-cell table:style-name="ce2" office:value-type="string">
            <text:p>Test Case ID</text:p>
          </table:table-cell>
          <table:table-cell table:style-name="ce2" office:value-type="string">
            <text:p>Defect Description</text:p>
          </table:table-cell>
          <table:table-cell table:style-name="ce2" office:value-type="string">
            <text:p>Steps to Reproduce</text:p>
          </table:table-cell>
          <table:table-cell table:style-name="ce2" office:value-type="string">
            <text:p>Severity</text:p>
          </table:table-cell>
          <table:table-cell table:style-name="ce2" office:value-type="string">
            <text:p>Priority</text:p>
          </table:table-cell>
          <table:table-cell table:style-name="ce2" office:value-type="string">
            <text:p>Status</text:p>
          </table:table-cell>
          <table:table-cell table:style-name="ce2" office:value-type="string">
            <text:p>Detected In</text:p>
          </table:table-cell>
          <table:table-cell table:style-name="ce2" office:value-type="string">
            <text:p>Detected By</text:p>
          </table:table-cell>
          <table:table-cell table:style-name="ce2" office:value-type="string">
            <text:p>Detected On</text:p>
          </table:table-cell>
        </table:table-row>
        <table:table-row table:style-name="ro2">
          <table:table-cell table:number-columns-repeated="10"/>
        </table:table-row>
        <table:table-row table:style-name="ro3">
          <table:table-cell office:value-type="string">
            <text:p>D 01</text:p>
          </table:table-cell>
          <table:table-cell office:value-type="string">
            <text:p>TC 04</text:p>
          </table:table-cell>
          <table:table-cell office:value-type="string">
            <text:p>All characters as spaces are accepted in vendor field.</text:p>
          </table:table-cell>
          <table:table-cell office:value-type="string">
            <text:p>1. Enter spaces.</text:p>
          </table:table-cell>
          <table:table-cell table:number-columns-repeated="2" office:value-type="string">
            <text:p>Medium</text:p>
          </table:table-cell>
          <table:table-cell office:value-type="string">
            <text:p>New</text:p>
          </table:table-cell>
          <table:table-cell office:value-type="string">
            <text:p>Purchase order/vendor</text:p>
          </table:table-cell>
          <table:table-cell office:value-type="string">
            <text:p>Ridhima Joshi</text:p>
          </table:table-cell>
          <table:table-cell office:value-type="string">
            <text:p>27/08/2015</text:p>
          </table:table-cell>
        </table:table-row>
        <table:table-row table:style-name="ro2">
          <table:table-cell table:number-columns-repeated="10"/>
        </table:table-row>
        <table:table-row table:style-name="ro3">
          <table:table-cell office:value-type="string">
            <text:p>D 02</text:p>
          </table:table-cell>
          <table:table-cell office:value-type="string">
            <text:p>TC 07</text:p>
          </table:table-cell>
          <table:table-cell office:value-type="string">
            <text:p>All characters as spaces are accepted in contact field.</text:p>
          </table:table-cell>
          <table:table-cell office:value-type="string">
            <text:p>1. Enter spaces.</text:p>
          </table:table-cell>
          <table:table-cell table:number-columns-repeated="2" office:value-type="string">
            <text:p>Medium</text:p>
          </table:table-cell>
          <table:table-cell office:value-type="string">
            <text:p>New</text:p>
          </table:table-cell>
          <table:table-cell office:value-type="string">
            <text:p>Purchase order/contact</text:p>
          </table:table-cell>
          <table:table-cell office:value-type="string">
            <text:p>Ridhima Joshi</text:p>
          </table:table-cell>
          <table:table-cell office:value-type="string">
            <text:p>27/08/2015</text:p>
          </table:table-cell>
        </table:table-row>
        <table:table-row table:style-name="ro2">
          <table:table-cell table:number-columns-repeated="10"/>
        </table:table-row>
        <table:table-row table:style-name="ro3">
          <table:table-cell office:value-type="string">
            <text:p>D 03</text:p>
          </table:table-cell>
          <table:table-cell office:value-type="string">
            <text:p>TC 09</text:p>
          </table:table-cell>
          <table:table-cell office:value-type="string">
            <text:p>Contact field accepts numbers.</text:p>
          </table:table-cell>
          <table:table-cell office:value-type="string">
            <text:p>1. Enter numbers.</text:p>
          </table:table-cell>
          <table:table-cell table:number-columns-repeated="2" office:value-type="string">
            <text:p>Medium</text:p>
          </table:table-cell>
          <table:table-cell office:value-type="string">
            <text:p>New</text:p>
          </table:table-cell>
          <table:table-cell office:value-type="string">
            <text:p>Purchase order/contact</text:p>
          </table:table-cell>
          <table:table-cell office:value-type="string">
            <text:p>Ridhima Joshi</text:p>
          </table:table-cell>
          <table:table-cell office:value-type="string">
            <text:p>27/08/2015</text:p>
          </table:table-cell>
        </table:table-row>
        <table:table-row table:style-name="ro2">
          <table:table-cell table:number-columns-repeated="10"/>
        </table:table-row>
        <table:table-row table:style-name="ro3">
          <table:table-cell office:value-type="string">
            <text:p>D 04</text:p>
          </table:table-cell>
          <table:table-cell office:value-type="string">
            <text:p>TC 13</text:p>
          </table:table-cell>
          <table:table-cell office:value-type="string">
            <text:p>Phone field accepts more than 11 characters.</text:p>
          </table:table-cell>
          <table:table-cell office:value-type="string">
            <text:p>1. Enter <text:s/>more than 11 numbers.</text:p>
          </table:table-cell>
          <table:table-cell table:number-columns-repeated="2" office:value-type="string">
            <text:p>Medium</text:p>
          </table:table-cell>
          <table:table-cell office:value-type="string">
            <text:p>New</text:p>
          </table:table-cell>
          <table:table-cell office:value-type="string">
            <text:p>Purchase order/phone</text:p>
          </table:table-cell>
          <table:table-cell office:value-type="string">
            <text:p>Ridhima Joshi</text:p>
          </table:table-cell>
          <table:table-cell office:value-type="string">
            <text:p>27/08/2015</text:p>
          </table:table-cell>
        </table:table-row>
        <table:table-row table:style-name="ro2">
          <table:table-cell table:number-columns-repeated="3"/>
          <table:table-cell office:value-type="string">
            <text:p>2. click on save button</text:p>
          </table:table-cell>
          <table:table-cell table:number-columns-repeated="6"/>
        </table:table-row>
        <table:table-row table:style-name="ro2">
          <table:table-cell table:number-columns-repeated="10"/>
        </table:table-row>
        <table:table-row table:style-name="ro3">
          <table:table-cell office:value-type="string">
            <text:p>D 05</text:p>
          </table:table-cell>
          <table:table-cell office:value-type="string">
            <text:p>TC 16</text:p>
          </table:table-cell>
          <table:table-cell office:value-type="string">
            <text:p>The fields in the dialog box are editable and not read-only.</text:p>
          </table:table-cell>
          <table:table-cell office:value-type="string">
            <text:p>1.Click on the dialog box fields.</text:p>
          </table:table-cell>
          <table:table-cell table:number-columns-repeated="2" office:value-type="string">
            <text:p>Medium</text:p>
          </table:table-cell>
          <table:table-cell office:value-type="string">
            <text:p>New</text:p>
          </table:table-cell>
          <table:table-cell office:value-type="string">
            <text:p>Purchase order/vendor address</text:p>
          </table:table-cell>
          <table:table-cell office:value-type="string">
            <text:p>Ridhima Joshi</text:p>
          </table:table-cell>
          <table:table-cell office:value-type="string">
            <text:p>27/08/2015</text:p>
          </table:table-cell>
        </table:table-row>
        <table:table-row table:style-name="ro2">
          <table:table-cell table:number-columns-repeated="3"/>
          <table:table-cell office:value-type="string">
            <text:p>2. Observe</text:p>
          </table:table-cell>
          <table:table-cell table:number-columns-repeated="6"/>
        </table:table-row>
        <table:table-row table:style-name="ro2">
          <table:table-cell table:number-columns-repeated="10"/>
        </table:table-row>
        <table:table-row table:style-name="ro3">
          <table:table-cell office:value-type="string">
            <text:p>D 06</text:p>
          </table:table-cell>
          <table:table-cell office:value-type="string">
            <text:p>TC 22</text:p>
          </table:table-cell>
          <table:table-cell office:value-type="string">
            <text:p>Order field accepts special characters.</text:p>
          </table:table-cell>
          <table:table-cell office:value-type="string">
            <text:p>1. Enter special characters in the field.</text:p>
          </table:table-cell>
          <table:table-cell table:number-columns-repeated="2" office:value-type="string">
            <text:p>Medium</text:p>
          </table:table-cell>
          <table:table-cell office:value-type="string">
            <text:p>New</text:p>
          </table:table-cell>
          <table:table-cell office:value-type="string">
            <text:p>Purchase order/order #</text:p>
          </table:table-cell>
          <table:table-cell office:value-type="string">
            <text:p>Ridhima Joshi</text:p>
          </table:table-cell>
          <table:table-cell office:value-type="string">
            <text:p>27/08/2015</text:p>
          </table:table-cell>
        </table:table-row>
        <table:table-row table:style-name="ro2">
          <table:table-cell table:number-columns-repeated="3"/>
          <table:table-cell office:value-type="string">
            <text:p>2. Observe</text:p>
          </table:table-cell>
          <table:table-cell table:number-columns-repeated="6"/>
        </table:table-row>
        <table:table-row table:style-name="ro2">
          <table:table-cell table:number-columns-repeated="10"/>
        </table:table-row>
        <table:table-row table:style-name="ro3">
          <table:table-cell office:value-type="string">
            <text:p>D 07</text:p>
          </table:table-cell>
          <table:table-cell office:value-type="string">
            <text:p>TC 24</text:p>
          </table:table-cell>
          <table:table-cell office:value-type="string">
            <text:p>Order field accepts spaces.</text:p>
          </table:table-cell>
          <table:table-cell office:value-type="string">
            <text:p>1. Enter spaces.</text:p>
          </table:table-cell>
          <table:table-cell table:number-columns-repeated="2" office:value-type="string">
            <text:p>Medium</text:p>
          </table:table-cell>
          <table:table-cell office:value-type="string">
            <text:p>New</text:p>
          </table:table-cell>
          <table:table-cell office:value-type="string">
            <text:p>Purchase order/order #</text:p>
          </table:table-cell>
          <table:table-cell office:value-type="string">
            <text:p>Ridhima Joshi</text:p>
          </table:table-cell>
          <table:table-cell office:value-type="string">
            <text:p>27/08/2015</text:p>
          </table:table-cell>
        </table:table-row>
        <table:table-row table:style-name="ro2">
          <table:table-cell table:number-columns-repeated="10"/>
        </table:table-row>
        <table:table-row table:style-name="ro3">
          <table:table-cell office:value-type="string">
            <text:p>D 08</text:p>
          </table:table-cell>
          <table:table-cell office:value-type="string">
            <text:p>TC 34</text:p>
          </table:table-cell>
          <table:table-cell office:value-type="string">
            <text:p>Vendor product code field accepts more than 1000 value.</text:p>
          </table:table-cell>
          <table:table-cell office:value-type="string">
            <text:p>1. Enter <text:s/>more than 1000.</text:p>
          </table:table-cell>
          <table:table-cell table:number-columns-repeated="2" office:value-type="string">
            <text:p>Medium</text:p>
          </table:table-cell>
          <table:table-cell office:value-type="string">
            <text:p>New</text:p>
          </table:table-cell>
          <table:table-cell office:value-type="string">
            <text:p>Purchase order/vendor product code</text:p>
          </table:table-cell>
          <table:table-cell office:value-type="string">
            <text:p>Ridhima Joshi</text:p>
          </table:table-cell>
          <table:table-cell office:value-type="string">
            <text:p>27/08/2015</text:p>
          </table:table-cell>
        </table:table-row>
        <table:table-row table:style-name="ro2">
          <table:table-cell table:number-columns-repeated="3"/>
          <table:table-cell office:value-type="string">
            <text:p>2. Observe</text:p>
          </table:table-cell>
          <table:table-cell table:number-columns-repeated="6"/>
        </table:table-row>
        <table:table-row table:style-name="ro2">
          <table:table-cell table:number-columns-repeated="10"/>
        </table:table-row>
        <table:table-row table:style-name="ro3">
          <table:table-cell office:value-type="string">
            <text:p>D 09</text:p>
          </table:table-cell>
          <table:table-cell office:value-type="string">
            <text:p>TC 35</text:p>
          </table:table-cell>
          <table:table-cell office:value-type="string">
            <text:p>Vendor product code field accepts less than 1 value.</text:p>
          </table:table-cell>
          <table:table-cell office:value-type="string">
            <text:p>1. Enter <text:s/>less than 1.</text:p>
          </table:table-cell>
          <table:table-cell table:number-columns-repeated="2" office:value-type="string">
            <text:p>Medium</text:p>
          </table:table-cell>
          <table:table-cell office:value-type="string">
            <text:p>New</text:p>
          </table:table-cell>
          <table:table-cell office:value-type="string">
            <text:p>Purchase order/vendor product code</text:p>
          </table:table-cell>
          <table:table-cell office:value-type="string">
            <text:p>Ridhima Joshi</text:p>
          </table:table-cell>
          <table:table-cell office:value-type="string">
            <text:p>27/08/2015</text:p>
          </table:table-cell>
        </table:table-row>
        <table:table-row table:style-name="ro2">
          <table:table-cell table:number-columns-repeated="3"/>
          <table:table-cell office:value-type="string">
            <text:p>2. Observe</text:p>
          </table:table-cell>
          <table:table-cell table:number-columns-repeated="6"/>
        </table:table-row>
        <table:table-row table:style-name="ro2">
          <table:table-cell table:number-columns-repeated="10"/>
        </table:table-row>
        <table:table-row table:style-name="ro3">
          <table:table-cell office:value-type="string">
            <text:p>D 10</text:p>
          </table:table-cell>
          <table:table-cell office:value-type="string">
            <text:p>TC 36</text:p>
          </table:table-cell>
          <table:table-cell office:value-type="string">
            <text:p>Vendor product code field accepts special characters.</text:p>
          </table:table-cell>
          <table:table-cell office:value-type="string">
            <text:p>1. Enter special characters in the field.</text:p>
          </table:table-cell>
          <table:table-cell table:number-columns-repeated="2" office:value-type="string">
            <text:p>Medium</text:p>
          </table:table-cell>
          <table:table-cell office:value-type="string">
            <text:p>New</text:p>
          </table:table-cell>
          <table:table-cell office:value-type="string">
            <text:p>Purchase order/vendor product code</text:p>
          </table:table-cell>
          <table:table-cell office:value-type="string">
            <text:p>Ridhima Joshi</text:p>
          </table:table-cell>
          <table:table-cell office:value-type="string">
            <text:p>27/08/2015</text:p>
          </table:table-cell>
        </table:table-row>
        <table:table-row table:style-name="ro2">
          <table:table-cell table:number-columns-repeated="3"/>
          <table:table-cell office:value-type="string">
            <text:p>2. Observe</text:p>
          </table:table-cell>
          <table:table-cell table:number-columns-repeated="6"/>
        </table:table-row>
        <table:table-row table:style-name="ro2">
          <table:table-cell table:number-columns-repeated="10"/>
        </table:table-row>
        <table:table-row table:style-name="ro3">
          <table:table-cell office:value-type="string">
            <text:p>D 11</text:p>
          </table:table-cell>
          <table:table-cell office:value-type="string">
            <text:p>TC 37</text:p>
          </table:table-cell>
          <table:table-cell office:value-type="string">
            <text:p>Vendor product code field accepts alphabets.</text:p>
          </table:table-cell>
          <table:table-cell office:value-type="string">
            <text:p>1. Enter alphabets in the field.</text:p>
          </table:table-cell>
          <table:table-cell table:number-columns-repeated="2" office:value-type="string">
            <text:p>Medium</text:p>
          </table:table-cell>
          <table:table-cell office:value-type="string">
            <text:p>New</text:p>
          </table:table-cell>
          <table:table-cell office:value-type="string">
            <text:p>Purchase order/vendor product code</text:p>
          </table:table-cell>
          <table:table-cell office:value-type="string">
            <text:p>Ridhima Joshi</text:p>
          </table:table-cell>
          <table:table-cell office:value-type="string">
            <text:p>27/08/2015</text:p>
          </table:table-cell>
        </table:table-row>
        <table:table-row table:style-name="ro2">
          <table:table-cell table:number-columns-repeated="3"/>
          <table:table-cell office:value-type="string">
            <text:p>2. Observe</text:p>
          </table:table-cell>
          <table:table-cell table:number-columns-repeated="6"/>
        </table:table-row>
        <table:table-row table:style-name="ro2">
          <table:table-cell table:number-columns-repeated="10"/>
        </table:table-row>
        <table:table-row table:style-name="ro3">
          <table:table-cell office:value-type="string">
            <text:p>D 12</text:p>
          </table:table-cell>
          <table:table-cell office:value-type="string">
            <text:p>TC 41</text:p>
          </table:table-cell>
          <table:table-cell office:value-type="string">
            <text:p>Quantity field accepts decimal numbers also.</text:p>
          </table:table-cell>
          <table:table-cell office:value-type="string">
            <text:p>1. Enter decimal numbers.</text:p>
          </table:table-cell>
          <table:table-cell table:number-columns-repeated="2" office:value-type="string">
            <text:p>Medium</text:p>
          </table:table-cell>
          <table:table-cell office:value-type="string">
            <text:p>New</text:p>
          </table:table-cell>
          <table:table-cell office:value-type="string">
            <text:p>Purchase order/quantity</text:p>
          </table:table-cell>
          <table:table-cell office:value-type="string">
            <text:p>Ridhima Joshi</text:p>
          </table:table-cell>
          <table:table-cell office:value-type="string">
            <text:p>27/08/2015</text:p>
          </table:table-cell>
        </table:table-row>
        <table:table-row table:style-name="ro2">
          <table:table-cell table:number-columns-repeated="3"/>
          <table:table-cell office:value-type="string">
            <text:p>2. Observe</text:p>
          </table:table-cell>
          <table:table-cell table:number-columns-repeated="6"/>
        </table:table-row>
        <table:table-row table:style-name="ro2">
          <table:table-cell table:number-columns-repeated="10"/>
        </table:table-row>
        <table:table-row table:style-name="ro3">
          <table:table-cell office:value-type="string">
            <text:p>D 13</text:p>
          </table:table-cell>
          <table:table-cell office:value-type="string">
            <text:p>TC 53</text:p>
          </table:table-cell>
          <table:table-cell office:value-type="string">
            <text:p>Taxing scheme field is editable.</text:p>
          </table:table-cell>
          <table:table-cell office:value-type="string">
            <text:p>1. Click on the field.</text:p>
          </table:table-cell>
          <table:table-cell table:number-columns-repeated="2" office:value-type="string">
            <text:p>Medium</text:p>
          </table:table-cell>
          <table:table-cell office:value-type="string">
            <text:p>New</text:p>
          </table:table-cell>
          <table:table-cell office:value-type="string">
            <text:p>Purchase order/taxing scheme</text:p>
          </table:table-cell>
          <table:table-cell office:value-type="string">
            <text:p>Ridhima Joshi</text:p>
          </table:table-cell>
          <table:table-cell office:value-type="string">
            <text:p>28/08/2015</text:p>
          </table:table-cell>
        </table:table-row>
        <table:table-row table:style-name="ro2">
          <table:table-cell table:number-columns-repeated="3"/>
          <table:table-cell office:value-type="string">
            <text:p>2. Enter data.</text:p>
          </table:table-cell>
          <table:table-cell table:number-columns-repeated="6"/>
        </table:table-row>
        <table:table-row table:style-name="ro2">
          <table:table-cell table:number-columns-repeated="3"/>
          <table:table-cell office:value-type="string">
            <text:p>3. Observe</text:p>
          </table:table-cell>
          <table:table-cell table:number-columns-repeated="6"/>
        </table:table-row>
        <table:table-row table:style-name="ro2">
          <table:table-cell table:number-columns-repeated="10"/>
        </table:table-row>
        <table:table-row table:style-name="ro3">
          <table:table-cell office:value-type="string">
            <text:p>D 14</text:p>
          </table:table-cell>
          <table:table-cell office:value-type="string">
            <text:p>TC 58</text:p>
          </table:table-cell>
          <table:table-cell office:value-type="string">
            <text:p>Remark field accepts only numbers.</text:p>
          </table:table-cell>
          <table:table-cell office:value-type="string">
            <text:p>1. Enter only numbers.</text:p>
          </table:table-cell>
          <table:table-cell table:number-columns-repeated="2" office:value-type="string">
            <text:p>Medium</text:p>
          </table:table-cell>
          <table:table-cell office:value-type="string">
            <text:p>New</text:p>
          </table:table-cell>
          <table:table-cell office:value-type="string">
            <text:p>Purchase order/remark</text:p>
          </table:table-cell>
          <table:table-cell office:value-type="string">
            <text:p>Ridhima Joshi</text:p>
          </table:table-cell>
          <table:table-cell office:value-type="string">
            <text:p>28/08/2015</text:p>
          </table:table-cell>
        </table:table-row>
        <table:table-row table:style-name="ro2">
          <table:table-cell table:number-columns-repeated="3"/>
          <table:table-cell office:value-type="string">
            <text:p>2. Observe</text:p>
          </table:table-cell>
          <table:table-cell table:number-columns-repeated="6"/>
        </table:table-row>
        <table:table-row table:style-name="ro2">
          <table:table-cell table:number-columns-repeated="10"/>
        </table:table-row>
        <table:table-row table:style-name="ro3">
          <table:table-cell office:value-type="string">
            <text:p>D 15</text:p>
          </table:table-cell>
          <table:table-cell office:value-type="string">
            <text:p>TC 59</text:p>
          </table:table-cell>
          <table:table-cell office:value-type="string">
            <text:p>Remark field accepts only special characters.</text:p>
          </table:table-cell>
          <table:table-cell office:value-type="string">
            <text:p>1 .Enter only special characters.</text:p>
          </table:table-cell>
          <table:table-cell table:number-columns-repeated="2" office:value-type="string">
            <text:p>Medium</text:p>
          </table:table-cell>
          <table:table-cell office:value-type="string">
            <text:p>New</text:p>
          </table:table-cell>
          <table:table-cell office:value-type="string">
            <text:p>Purchase order/remark</text:p>
          </table:table-cell>
          <table:table-cell office:value-type="string">
            <text:p>Ridhima Joshi</text:p>
          </table:table-cell>
          <table:table-cell office:value-type="string">
            <text:p>28/08/2015</text:p>
          </table:table-cell>
        </table:table-row>
        <table:table-row table:style-name="ro2">
          <table:table-cell table:number-columns-repeated="3"/>
          <table:table-cell office:value-type="string">
            <text:p>2. Observe</text:p>
          </table:table-cell>
          <table:table-cell table:number-columns-repeated="6"/>
        </table:table-row>
        <table:table-row table:style-name="ro2">
          <table:table-cell table:number-columns-repeated="10"/>
        </table:table-row>
        <table:table-row table:style-name="ro3">
          <table:table-cell office:value-type="string">
            <text:p>D 16</text:p>
          </table:table-cell>
          <table:table-cell office:value-type="string">
            <text:p>TC 60</text:p>
          </table:table-cell>
          <table:table-cell office:value-type="string">
            <text:p>Remark field accepts beyond 100 characters.</text:p>
          </table:table-cell>
          <table:table-cell office:value-type="string">
            <text:p>1.Enter more than 100 characters.</text:p>
          </table:table-cell>
          <table:table-cell table:number-columns-repeated="2" office:value-type="string">
            <text:p>Medium</text:p>
          </table:table-cell>
          <table:table-cell office:value-type="string">
            <text:p>New</text:p>
          </table:table-cell>
          <table:table-cell office:value-type="string">
            <text:p>Purchase order/remark</text:p>
          </table:table-cell>
          <table:table-cell office:value-type="string">
            <text:p>Ridhima Joshi</text:p>
          </table:table-cell>
          <table:table-cell office:value-type="string">
            <text:p>28/08/2015</text:p>
          </table:table-cell>
        </table:table-row>
        <table:table-row table:style-name="ro2">
          <table:table-cell table:number-columns-repeated="3"/>
          <table:table-cell office:value-type="string">
            <text:p>2. Observe</text:p>
          </table:table-cell>
          <table:table-cell table:number-columns-repeated="6"/>
        </table:table-row>
      </table:table>
      <table:table table:name="Sheet3" table:style-name="ta1" table:print="false">
        <table:table-column table:style-name="co8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28">08/28/2015</text:date>, <text:time>11:31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5-08-25T09:34:52.73</meta:creation-date>
    <dc:date>2015-08-28T11:31:24.07</dc:date>
    <meta:editing-duration>PT7H6M46S</meta:editing-duration>
    <meta:editing-cycles>241</meta:editing-cycles>
    <meta:generator>OpenOffice.org/3.3$Win32 OpenOffice.org_project/330m20$Build-9567</meta:generator>
    <meta:document-statistic meta:table-count="3" meta:cell-count="949" meta:object-count="0"/>
  </office:meta>
</office:document-meta>
</file>